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 svg:font-family="Arial" style:font-family-generic="swiss" style:font-pitch="variable"/>
    <style:font-face style:name="FreeSans" svg:font-family="FreeSans" style:font-family-generic="system" style:font-pitch="variable"/>
    <style:font-face style:name="FreeSerif" svg:font-family="FreeSerif"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Arial" officeooo:rsid="001e3c94" officeooo:paragraph-rsid="001e3c94"/>
    </style:style>
    <style:style style:name="P2" style:family="paragraph" style:parent-style-name="Standard">
      <style:text-properties style:font-name="Arial" officeooo:rsid="00244796" officeooo:paragraph-rsid="00244796"/>
    </style:style>
    <style:style style:name="P3" style:family="paragraph" style:parent-style-name="Text_20_body">
      <style:paragraph-properties fo:line-height="115%"/>
      <style:text-properties style:font-name="Arial"/>
    </style:style>
    <style:style style:name="P4" style:family="paragraph" style:parent-style-name="Contents_20_2">
      <style:paragraph-properties>
        <style:tab-stops>
          <style:tab-stop style:position="6.4965in" style:type="right" style:leader-style="dotted" style:leader-text="."/>
        </style:tab-stops>
      </style:paragraph-properties>
    </style:style>
    <style:style style:name="P5" style:family="paragraph" style:parent-style-name="Contents_20_3">
      <style:paragraph-properties>
        <style:tab-stops>
          <style:tab-stop style:position="6.2992in" style:type="right" style:leader-style="dotted" style:leader-text="."/>
        </style:tab-stops>
      </style:paragraph-properties>
    </style:style>
    <style:style style:name="P6" style:family="paragraph" style:parent-style-name="Contents_20_4">
      <style:paragraph-properties>
        <style:tab-stops>
          <style:tab-stop style:position="6.1028in" style:type="right" style:leader-style="dotted" style:leader-text="."/>
        </style:tab-stops>
      </style:paragraph-properties>
    </style:style>
    <style:style style:name="P7" style:family="paragraph" style:parent-style-name="Contents_20_Heading">
      <style:paragraph-properties fo:break-before="page"/>
      <style:text-properties style:font-name="ARIAL"/>
    </style:style>
    <style:style style:name="P8" style:family="paragraph" style:parent-style-name="Heading_20_2">
      <style:paragraph-properties fo:break-before="page"/>
      <style:text-properties style:font-name="ARIAL"/>
    </style:style>
    <style:style style:name="P9" style:family="paragraph" style:parent-style-name="Heading_20_2">
      <style:text-properties style:font-name="ARIAL"/>
    </style:style>
    <style:style style:name="P10" style:family="paragraph" style:parent-style-name="Heading_20_3">
      <style:text-properties style:font-name="ARIAL"/>
    </style:style>
    <style:style style:name="P11" style:family="paragraph" style:parent-style-name="Heading_20_4">
      <style:text-properties style:font-name="ARIAL"/>
    </style:style>
    <style:style style:name="P12" style:family="paragraph" style:parent-style-name="Text_20_body">
      <style:text-properties style:font-name="ARIAL"/>
    </style:style>
    <style:style style:name="P13" style:family="paragraph" style:parent-style-name="Heading_20_2">
      <style:paragraph-properties fo:margin-top="0in" fo:margin-bottom="0in" style:contextual-spacing="false"/>
      <style:text-properties style:font-name="ARIAL" officeooo:rsid="001e3c94"/>
    </style:style>
    <style:style style:name="P14" style:family="paragraph" style:parent-style-name="Text_20_body" style:list-style-name="L1">
      <style:paragraph-properties fo:margin-top="0in" fo:margin-bottom="0in" style:contextual-spacing="false"/>
      <style:text-properties style:font-name="ARIAL"/>
    </style:style>
    <style:style style:name="P15" style:family="paragraph" style:parent-style-name="Text_20_body" style:list-style-name="L1">
      <style:text-properties style:font-name="ARIAL"/>
    </style:style>
    <style:style style:name="P16" style:family="paragraph" style:parent-style-name="Text_20_body" style:list-style-name="L2">
      <style:paragraph-properties fo:margin-top="0in" fo:margin-bottom="0in" style:contextual-spacing="false"/>
      <style:text-properties style:font-name="ARIAL"/>
    </style:style>
    <style:style style:name="P17" style:family="paragraph" style:parent-style-name="Text_20_body" style:list-style-name="L2">
      <style:text-properties style:font-name="ARIAL"/>
    </style:style>
    <style:style style:name="P18" style:family="paragraph" style:parent-style-name="Text_20_body" style:list-style-name="L3">
      <style:text-properties style:font-name="ARIAL"/>
    </style:style>
    <style:style style:name="P19" style:family="paragraph" style:parent-style-name="Text_20_body" style:list-style-name="L3">
      <style:paragraph-properties fo:margin-top="0in" fo:margin-bottom="0in" style:contextual-spacing="false"/>
      <style:text-properties style:font-name="ARIAL"/>
    </style:style>
    <style:style style:name="P20" style:family="paragraph" style:parent-style-name="Text_20_body" style:list-style-name="L4">
      <style:text-properties style:font-name="ARIAL"/>
    </style:style>
    <style:style style:name="P21" style:family="paragraph" style:parent-style-name="Text_20_body" style:list-style-name="L4">
      <style:paragraph-properties fo:margin-top="0in" fo:margin-bottom="0in" style:contextual-spacing="false"/>
      <style:text-properties style:font-name="ARIAL"/>
    </style:style>
    <style:style style:name="P22" style:family="paragraph" style:parent-style-name="Text_20_body" style:list-style-name="L5">
      <style:paragraph-properties fo:margin-top="0in" fo:margin-bottom="0in" style:contextual-spacing="false"/>
      <style:text-properties style:font-name="ARIAL"/>
    </style:style>
    <style:style style:name="P23" style:family="paragraph" style:parent-style-name="Text_20_body" style:list-style-name="L5">
      <style:text-properties style:font-name="ARIAL"/>
    </style:style>
    <style:style style:name="P24" style:family="paragraph" style:parent-style-name="Text_20_body" style:list-style-name="L7">
      <style:paragraph-properties fo:margin-top="0in" fo:margin-bottom="0in" style:contextual-spacing="false"/>
      <style:text-properties style:font-name="ARIAL"/>
    </style:style>
    <style:style style:name="P25" style:family="paragraph" style:parent-style-name="Text_20_body" style:list-style-name="L7">
      <style:text-properties style:font-name="ARIAL"/>
    </style:style>
    <style:style style:name="P26" style:family="paragraph" style:parent-style-name="Text_20_body" style:list-style-name="L8">
      <style:paragraph-properties fo:margin-top="0in" fo:margin-bottom="0in" style:contextual-spacing="false"/>
      <style:text-properties style:font-name="ARIAL"/>
    </style:style>
    <style:style style:name="P27" style:family="paragraph" style:parent-style-name="Text_20_body" style:list-style-name="L8">
      <style:text-properties style:font-name="ARIAL"/>
    </style:style>
    <style:style style:name="P28" style:family="paragraph" style:parent-style-name="Text_20_body" style:list-style-name="L9">
      <style:text-properties style:font-name="ARIAL"/>
    </style:style>
    <style:style style:name="P29" style:family="paragraph" style:parent-style-name="Text_20_body" style:list-style-name="L10">
      <style:paragraph-properties fo:margin-top="0in" fo:margin-bottom="0in" style:contextual-spacing="false"/>
      <style:text-properties style:font-name="ARIAL"/>
    </style:style>
    <style:style style:name="P30" style:family="paragraph" style:parent-style-name="Text_20_body" style:list-style-name="L10">
      <style:text-properties style:font-name="ARIAL"/>
    </style:style>
    <style:style style:name="P31" style:family="paragraph" style:parent-style-name="Text_20_body" style:list-style-name="L11">
      <style:paragraph-properties fo:margin-top="0in" fo:margin-bottom="0in" style:contextual-spacing="false"/>
      <style:text-properties style:font-name="ARIAL"/>
    </style:style>
    <style:style style:name="P32" style:family="paragraph" style:parent-style-name="Text_20_body" style:list-style-name="L11">
      <style:text-properties style:font-name="ARIAL"/>
    </style:style>
    <style:style style:name="P33" style:family="paragraph" style:parent-style-name="Text_20_body" style:list-style-name="L12">
      <style:paragraph-properties fo:margin-top="0in" fo:margin-bottom="0in" style:contextual-spacing="false"/>
      <style:text-properties style:font-name="ARIAL"/>
    </style:style>
    <style:style style:name="P34" style:family="paragraph" style:parent-style-name="Text_20_body" style:list-style-name="L12">
      <style:text-properties style:font-name="ARIAL"/>
    </style:style>
    <style:style style:name="P35" style:family="paragraph" style:parent-style-name="Text_20_body" style:list-style-name="L13">
      <style:paragraph-properties fo:margin-top="0in" fo:margin-bottom="0in" style:contextual-spacing="false"/>
      <style:text-properties style:font-name="ARIAL"/>
    </style:style>
    <style:style style:name="P36" style:family="paragraph" style:parent-style-name="Text_20_body" style:list-style-name="L13">
      <style:text-properties style:font-name="ARIAL"/>
    </style:style>
    <style:style style:name="P37" style:family="paragraph" style:parent-style-name="Text_20_body" style:list-style-name="L14">
      <style:paragraph-properties fo:margin-top="0in" fo:margin-bottom="0in" style:contextual-spacing="false"/>
      <style:text-properties style:font-name="ARIAL"/>
    </style:style>
    <style:style style:name="P38" style:family="paragraph" style:parent-style-name="Text_20_body" style:list-style-name="L14">
      <style:text-properties style:font-name="ARIAL"/>
    </style:style>
    <style:style style:name="P39" style:family="paragraph" style:parent-style-name="Text_20_body" style:list-style-name="L15">
      <style:paragraph-properties fo:margin-top="0in" fo:margin-bottom="0in" style:contextual-spacing="false"/>
      <style:text-properties style:font-name="ARIAL"/>
    </style:style>
    <style:style style:name="P40" style:family="paragraph" style:parent-style-name="Text_20_body" style:list-style-name="L15">
      <style:text-properties style:font-name="ARIAL"/>
    </style:style>
    <style:style style:name="P41" style:family="paragraph" style:parent-style-name="Text_20_body" style:list-style-name="L16">
      <style:paragraph-properties fo:margin-top="0in" fo:margin-bottom="0in" style:contextual-spacing="false"/>
      <style:text-properties style:font-name="ARIAL"/>
    </style:style>
    <style:style style:name="P42" style:family="paragraph" style:parent-style-name="Text_20_body" style:list-style-name="L16">
      <style:text-properties style:font-name="ARIAL"/>
    </style:style>
    <style:style style:name="P43" style:family="paragraph" style:parent-style-name="Text_20_body" style:list-style-name="L17">
      <style:paragraph-properties fo:margin-top="0in" fo:margin-bottom="0in" style:contextual-spacing="false"/>
      <style:text-properties style:font-name="ARIAL"/>
    </style:style>
    <style:style style:name="P44" style:family="paragraph" style:parent-style-name="Text_20_body" style:list-style-name="L17">
      <style:text-properties style:font-name="ARIAL"/>
    </style:style>
    <style:style style:name="P45" style:family="paragraph" style:parent-style-name="Text_20_body" style:list-style-name="L18">
      <style:paragraph-properties fo:margin-top="0in" fo:margin-bottom="0in" style:contextual-spacing="false"/>
      <style:text-properties style:font-name="ARIAL"/>
    </style:style>
    <style:style style:name="P46" style:family="paragraph" style:parent-style-name="Text_20_body" style:list-style-name="L18">
      <style:text-properties style:font-name="ARIAL"/>
    </style:style>
    <style:style style:name="P47" style:family="paragraph" style:parent-style-name="Text_20_body" style:list-style-name="L19">
      <style:paragraph-properties fo:margin-top="0in" fo:margin-bottom="0in" style:contextual-spacing="false"/>
      <style:text-properties style:font-name="ARIAL"/>
    </style:style>
    <style:style style:name="P48" style:family="paragraph" style:parent-style-name="Text_20_body" style:list-style-name="L19">
      <style:text-properties style:font-name="ARIAL"/>
    </style:style>
    <style:style style:name="P49" style:family="paragraph" style:parent-style-name="Text_20_body" style:list-style-name="L20">
      <style:text-properties style:font-name="ARIAL"/>
    </style:style>
    <style:style style:name="P50" style:family="paragraph" style:parent-style-name="Text_20_body" style:list-style-name="L21">
      <style:text-properties style:font-name="ARIAL"/>
    </style:style>
    <style:style style:name="P51" style:family="paragraph" style:parent-style-name="Text_20_body" style:list-style-name="L22">
      <style:text-properties style:font-name="ARIAL"/>
    </style:style>
    <style:style style:name="P52" style:family="paragraph" style:parent-style-name="Text_20_body" style:list-style-name="L23">
      <style:text-properties style:font-name="ARIAL"/>
    </style:style>
    <style:style style:name="P53" style:family="paragraph" style:parent-style-name="Text_20_body" style:list-style-name="L24">
      <style:text-properties style:font-name="ARIAL"/>
    </style:style>
    <style:style style:name="P54" style:family="paragraph" style:parent-style-name="Text_20_body" style:list-style-name="L25">
      <style:text-properties style:font-name="ARIAL"/>
    </style:style>
    <style:style style:name="P55" style:family="paragraph" style:parent-style-name="Text_20_body" style:list-style-name="L25">
      <style:paragraph-properties fo:margin-top="0in" fo:margin-bottom="0in" style:contextual-spacing="false"/>
      <style:text-properties style:font-name="ARIAL"/>
    </style:style>
    <style:style style:name="P56" style:family="paragraph" style:parent-style-name="Text_20_body" style:list-style-name="L26">
      <style:text-properties style:font-name="ARIAL"/>
    </style:style>
    <style:style style:name="P57" style:family="paragraph" style:parent-style-name="Text_20_body" style:list-style-name="L27">
      <style:text-properties style:font-name="ARIAL"/>
    </style:style>
    <style:style style:name="P58" style:family="paragraph" style:parent-style-name="Text_20_body" style:list-style-name="L28">
      <style:text-properties style:font-name="ARIAL"/>
    </style:style>
    <style:style style:name="P59" style:family="paragraph" style:parent-style-name="Text_20_body" style:list-style-name="L29">
      <style:text-properties style:font-name="ARIAL"/>
    </style:style>
    <style:style style:name="P60" style:family="paragraph" style:parent-style-name="Text_20_body" style:list-style-name="L30">
      <style:text-properties style:font-name="ARIAL"/>
    </style:style>
    <style:style style:name="P61" style:family="paragraph" style:parent-style-name="Text_20_body" style:list-style-name="L31">
      <style:text-properties style:font-name="ARIAL"/>
    </style:style>
    <style:style style:name="P62" style:family="paragraph" style:parent-style-name="Text_20_body" style:list-style-name="L32">
      <style:paragraph-properties fo:margin-top="0in" fo:margin-bottom="0in" style:contextual-spacing="false"/>
      <style:text-properties style:font-name="ARIAL"/>
    </style:style>
    <style:style style:name="P63" style:family="paragraph" style:parent-style-name="Text_20_body" style:list-style-name="L32">
      <style:text-properties style:font-name="ARIAL"/>
    </style:style>
    <style:style style:name="P64" style:family="paragraph" style:parent-style-name="Text_20_body" style:list-style-name="L33">
      <style:paragraph-properties fo:margin-top="0in" fo:margin-bottom="0in" style:contextual-spacing="false"/>
      <style:text-properties style:font-name="ARIAL"/>
    </style:style>
    <style:style style:name="P65" style:family="paragraph" style:parent-style-name="Text_20_body" style:list-style-name="L33">
      <style:text-properties style:font-name="ARIAL"/>
    </style:style>
    <style:style style:name="P66" style:family="paragraph" style:parent-style-name="Text_20_body" style:list-style-name="L34">
      <style:paragraph-properties fo:margin-top="0in" fo:margin-bottom="0in" style:contextual-spacing="false"/>
      <style:text-properties style:font-name="ARIAL"/>
    </style:style>
    <style:style style:name="P67" style:family="paragraph" style:parent-style-name="Text_20_body" style:list-style-name="L34">
      <style:text-properties style:font-name="ARIAL"/>
    </style:style>
    <style:style style:name="P68" style:family="paragraph" style:parent-style-name="Text_20_body" style:list-style-name="L35">
      <style:paragraph-properties fo:margin-top="0in" fo:margin-bottom="0in" style:contextual-spacing="false"/>
      <style:text-properties style:font-name="ARIAL"/>
    </style:style>
    <style:style style:name="P69" style:family="paragraph" style:parent-style-name="Text_20_body" style:list-style-name="L35">
      <style:text-properties style:font-name="ARIAL"/>
    </style:style>
    <style:style style:name="P70" style:family="paragraph" style:parent-style-name="Text_20_body" style:list-style-name="L36">
      <style:paragraph-properties fo:margin-top="0in" fo:margin-bottom="0in" style:contextual-spacing="false"/>
      <style:text-properties style:font-name="ARIAL"/>
    </style:style>
    <style:style style:name="P71" style:family="paragraph" style:parent-style-name="Text_20_body" style:list-style-name="L36">
      <style:text-properties style:font-name="ARIAL"/>
    </style:style>
    <style:style style:name="P72" style:family="paragraph" style:parent-style-name="Text_20_body" style:list-style-name="L37">
      <style:text-properties style:font-name="ARIAL"/>
    </style:style>
    <style:style style:name="P73" style:family="paragraph" style:parent-style-name="Text_20_body" style:list-style-name="L38">
      <style:text-properties style:font-name="ARIAL"/>
    </style:style>
    <style:style style:name="P74" style:family="paragraph" style:parent-style-name="Text_20_body">
      <style:paragraph-properties fo:margin-top="0in" fo:margin-bottom="0in" style:contextual-spacing="false"/>
      <style:text-properties style:font-name="ARIAL" officeooo:rsid="001e3c94"/>
    </style:style>
    <style:style style:name="P75" style:family="paragraph" style:parent-style-name="Text_20_body" style:list-style-name="L6"/>
    <style:style style:name="P76" style:family="paragraph" style:parent-style-name="Text_20_body" style:list-style-name="L11"/>
    <style:style style:name="P77" style:family="paragraph" style:parent-style-name="Text_20_body" style:list-style-name="L12"/>
    <style:style style:name="P78" style:family="paragraph" style:parent-style-name="Text_20_body" style:list-style-name="L13"/>
    <style:style style:name="P79" style:family="paragraph" style:parent-style-name="Text_20_body" style:list-style-name="L14"/>
    <style:style style:name="P80" style:family="paragraph" style:parent-style-name="Text_20_body" style:list-style-name="L15">
      <style:paragraph-properties fo:margin-top="0in" fo:margin-bottom="0in" style:contextual-spacing="false"/>
    </style:style>
    <style:style style:name="P81" style:family="paragraph" style:parent-style-name="Text_20_body" style:list-style-name="L16"/>
    <style:style style:name="P82" style:family="paragraph" style:parent-style-name="Text_20_body" style:list-style-name="L38"/>
    <style:style style:name="T1" style:family="text">
      <style:text-properties officeooo:rsid="0029d162"/>
    </style:style>
    <style:style style:name="T2" style:family="text">
      <style:text-properties style:font-name="ARIAL"/>
    </style:style>
    <style:style style:name="fr1" style:family="graphic" style:parent-style-name="Graphics">
      <style:graphic-properties fo:margin-left="0in" fo:margin-right="0in" fo:margin-top="0in" fo:margin-bottom="0in" style:wrap="run-through" style:number-wrapped-paragraphs="no-limit" style:vertical-pos="top" style:vertical-rel="char" style:horizontal-pos="from-left" style:horizontal-rel="pag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MPUTING PROJECT</text:p>
      <text:p text:style-name="P2"><draw:frame draw:style-name="fr1" draw:name="Image2" text:anchor-type="char" svg:x="0in" svg:width="0.0161in" svg:height="0.0161in" draw:z-index="0"><draw:image xlink:href="https://chat.openai.com/_next/image?url=https%3A%2F%2Flh3.googleusercontent.com%2Fa%2FAGNmyxYL7w9sCEvJ6hGkMSPgVrqTYDZpUp2Wo6bJZ2GdPQ%3Ds96-c&amp;w=96&amp;q=75" xlink:type="simple" xlink:show="embed" xlink:actuate="onLoad"/><svg:title>User</svg:title></draw:frame>File Repository Web App</text:p>
      <text:p text:style-name="P2">Loculus</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Table of Contents</text:p>
          </text:index-title>
          <text:p text:style-name="P4"><text:a xlink:type="simple" xlink:href="#__RefHeading___Toc2196_352173786" text:style-name="Index_20_Link" text:visited-style-name="Index_20_Link"><text:span text:style-name="T2">1. Introduction<text:tab/>4</text:span></text:a></text:p>
          <text:p text:style-name="P5"><text:a xlink:type="simple" xlink:href="#__RefHeading___Toc2198_352173786" text:style-name="Index_20_Link" text:visited-style-name="Index_20_Link"><text:span text:style-name="T2">1.1 Purpose<text:tab/>4</text:span></text:a></text:p>
          <text:p text:style-name="P5"><text:a xlink:type="simple" xlink:href="#__RefHeading___Toc2200_352173786" text:style-name="Index_20_Link" text:visited-style-name="Index_20_Link"><text:span text:style-name="T2">1.2 Target Users<text:tab/>4</text:span></text:a></text:p>
          <text:p text:style-name="P5"><text:a xlink:type="simple" xlink:href="#__RefHeading___Toc2202_352173786" text:style-name="Index_20_Link" text:visited-style-name="Index_20_Link"><text:span text:style-name="T2">1.3 Main Features and Functionalities<text:tab/>4</text:span></text:a></text:p>
          <text:p text:style-name="P5"><text:a xlink:type="simple" xlink:href="#__RefHeading___Toc2204_352173786" text:style-name="Index_20_Link" text:visited-style-name="Index_20_Link"><text:span text:style-name="T2">1.4 Technologies and Tools Used<text:tab/>4</text:span></text:a></text:p>
          <text:p text:style-name="P4"><text:a xlink:type="simple" xlink:href="#__RefHeading___Toc2206_352173786" text:style-name="Index_20_Link" text:visited-style-name="Index_20_Link"><text:span text:style-name="T2">2. Requirements Analysis<text:tab/>6</text:span></text:a></text:p>
          <text:p text:style-name="P5"><text:a xlink:type="simple" xlink:href="#__RefHeading___Toc2208_352173786" text:style-name="Index_20_Link" text:visited-style-name="Index_20_Link"><text:span text:style-name="T2">2.1 Functional Requirements<text:tab/>6</text:span></text:a></text:p>
          <text:p text:style-name="P5"><text:a xlink:type="simple" xlink:href="#__RefHeading___Toc2210_352173786" text:style-name="Index_20_Link" text:visited-style-name="Index_20_Link"><text:span text:style-name="T2">2.2 Non-Functional Requirements<text:tab/>7</text:span></text:a></text:p>
          <text:p text:style-name="P5"><text:a xlink:type="simple" xlink:href="#__RefHeading___Toc2212_352173786" text:style-name="Index_20_Link" text:visited-style-name="Index_20_Link"><text:span text:style-name="T2">2.3 File Types and Size Limitations<text:tab/>7</text:span></text:a></text:p>
          <text:p text:style-name="P5"><text:a xlink:type="simple" xlink:href="#__RefHeading___Toc2214_352173786" text:style-name="Index_20_Link" text:visited-style-name="Index_20_Link"><text:span text:style-name="T2">2.4 External Systems and APIs<text:tab/>7</text:span></text:a></text:p>
          <text:p text:style-name="P4"><text:a xlink:type="simple" xlink:href="#__RefHeading___Toc2216_352173786" text:style-name="Index_20_Link" text:visited-style-name="Index_20_Link"><text:span text:style-name="T2">3. System Design<text:tab/>8</text:span></text:a></text:p>
          <text:p text:style-name="P5"><text:a xlink:type="simple" xlink:href="#__RefHeading___Toc2218_352173786" text:style-name="Index_20_Link" text:visited-style-name="Index_20_Link"><text:span text:style-name="T2">3.1 Architectural Design<text:tab/>8</text:span></text:a></text:p>
          <text:p text:style-name="P5"><text:a xlink:type="simple" xlink:href="#__RefHeading___Toc2220_352173786" text:style-name="Index_20_Link" text:visited-style-name="Index_20_Link"><text:span text:style-name="T2">3.2 File Structure<text:tab/>8</text:span></text:a></text:p>
          <text:p text:style-name="P5"><text:a xlink:type="simple" xlink:href="#__RefHeading___Toc2222_352173786" text:style-name="Index_20_Link" text:visited-style-name="Index_20_Link"><text:span text:style-name="T2">3.3 Database Design<text:tab/>8</text:span></text:a></text:p>
          <text:p text:style-name="P6"><text:a xlink:type="simple" xlink:href="#__RefHeading___Toc2224_352173786" text:style-name="Index_20_Link" text:visited-style-name="Index_20_Link"><text:span text:style-name="T2">3.3.1 Data Dictionary<text:tab/>8</text:span></text:a></text:p>
          <text:p text:style-name="P6"><text:a xlink:type="simple" xlink:href="#__RefHeading___Toc2226_352173786" text:style-name="Index_20_Link" text:visited-style-name="Index_20_Link"><text:span text:style-name="T2">3.3.2 Entity-Relationship Diagram (ERD)<text:tab/>8</text:span></text:a></text:p>
          <text:p text:style-name="P5"><text:a xlink:type="simple" xlink:href="#__RefHeading___Toc2228_352173786" text:style-name="Index_20_Link" text:visited-style-name="Index_20_Link"><text:span text:style-name="T2">3.4 Detailed Data Flow Diagram (DFD)<text:tab/>9</text:span></text:a></text:p>
          <text:p text:style-name="P5"><text:a xlink:type="simple" xlink:href="#__RefHeading___Toc2230_352173786" text:style-name="Index_20_Link" text:visited-style-name="Index_20_Link"><text:span text:style-name="T2">3.5 Additional Security Mechanisms<text:tab/>9</text:span></text:a></text:p>
          <text:p text:style-name="P5"><text:a xlink:type="simple" xlink:href="#__RefHeading___Toc2232_352173786" text:style-name="Index_20_Link" text:visited-style-name="Index_20_Link"><text:span text:style-name="T2">3.6 Storage Mechanisms<text:tab/>9</text:span></text:a></text:p>
          <text:p text:style-name="P5"><text:a xlink:type="simple" xlink:href="#__RefHeading___Toc2234_352173786" text:style-name="Index_20_Link" text:visited-style-name="Index_20_Link"><text:span text:style-name="T2">3.7 Performance Considerations<text:tab/>9</text:span></text:a></text:p>
          <text:p text:style-name="P4"><text:a xlink:type="simple" xlink:href="#__RefHeading___Toc2236_352173786" text:style-name="Index_20_Link" text:visited-style-name="Index_20_Link"><text:span text:style-name="T2">4. Implementation Details<text:tab/>10</text:span></text:a></text:p>
          <text:p text:style-name="P5"><text:a xlink:type="simple" xlink:href="#__RefHeading___Toc2238_352173786" text:style-name="Index_20_Link" text:visited-style-name="Index_20_Link"><text:span text:style-name="T2">4.1 Programming Languages<text:tab/>10</text:span></text:a></text:p>
          <text:p text:style-name="P5"><text:a xlink:type="simple" xlink:href="#__RefHeading___Toc2240_352173786" text:style-name="Index_20_Link" text:visited-style-name="Index_20_Link"><text:span text:style-name="T2">4.2 Web Technologies and Frameworks<text:tab/>10</text:span></text:a></text:p>
          <text:p text:style-name="P5"><text:a xlink:type="simple" xlink:href="#__RefHeading___Toc2242_352173786" text:style-name="Index_20_Link" text:visited-style-name="Index_20_Link"><text:span text:style-name="T2">4.3 Database Management System<text:tab/>10</text:span></text:a></text:p>
          <text:p text:style-name="P5"><text:a xlink:type="simple" xlink:href="#__RefHeading___Toc2244_352173786" text:style-name="Index_20_Link" text:visited-style-name="Index_20_Link"><text:span text:style-name="T2">4.4 Integrated Development Environment (IDE)<text:tab/>10</text:span></text:a></text:p>
          <text:p text:style-name="P5"><text:a xlink:type="simple" xlink:href="#__RefHeading___Toc2246_352173786" text:style-name="Index_20_Link" text:visited-style-name="Index_20_Link"><text:span text:style-name="T2">4.5 Version Control<text:tab/>10</text:span></text:a></text:p>
          <text:p text:style-name="P5"><text:a xlink:type="simple" xlink:href="#__RefHeading___Toc2248_352173786" text:style-name="Index_20_Link" text:visited-style-name="Index_20_Link"><text:span text:style-name="T2">4.6 Coding Conventions<text:tab/>10</text:span></text:a></text:p>
          <text:p text:style-name="P4"><text:a xlink:type="simple" xlink:href="#__RefHeading___Toc2250_352173786" text:style-name="Index_20_Link" text:visited-style-name="Index_20_Link"><text:span text:style-name="T2">5. User Guide<text:tab/>12</text:span></text:a></text:p>
          <text:p text:style-name="P5"><text:a xlink:type="simple" xlink:href="#__RefHeading___Toc2252_352173786" text:style-name="Index_20_Link" text:visited-style-name="Index_20_Link"><text:span text:style-name="T2">5.1 User Registration and Login<text:tab/>12</text:span></text:a></text:p>
          <text:p text:style-name="P5"><text:a xlink:type="simple" xlink:href="#__RefHeading___Toc2254_352173786" text:style-name="Index_20_Link" text:visited-style-name="Index_20_Link"><text:span text:style-name="T2">5.2 File Management<text:tab/>12</text:span></text:a></text:p>
          <text:p text:style-name="P5"><text:a xlink:type="simple" xlink:href="#__RefHeading___Toc2256_352173786" text:style-name="Index_20_Link" text:visited-style-name="Index_20_Link"><text:span text:style-name="T2">5.3 File Sharing and Collaboration<text:tab/>12</text:span></text:a></text:p>
          <text:p text:style-name="P5"><text:a xlink:type="simple" xlink:href="#__RefHeading___Toc2258_352173786" text:style-name="Index_20_Link" text:visited-style-name="Index_20_Link"><text:span text:style-name="T2">5.4 Workspace and File Interaction<text:tab/>13</text:span></text:a></text:p>
          <text:p text:style-name="P5"><text:a xlink:type="simple" xlink:href="#__RefHeading___Toc2260_352173786" text:style-name="Index_20_Link" text:visited-style-name="Index_20_Link"><text:span text:style-name="T2">5.5 Search Functionality<text:tab/>13</text:span></text:a></text:p>
          <text:p text:style-name="P5"><text:a xlink:type="simple" xlink:href="#__RefHeading___Toc2262_352173786" text:style-name="Index_20_Link" text:visited-style-name="Index_20_Link"><text:span text:style-name="T2">5.6 Account Settings<text:tab/>13</text:span></text:a></text:p>
          <text:p text:style-name="P5"><text:a xlink:type="simple" xlink:href="#__RefHeading___Toc2264_352173786" text:style-name="Index_20_Link" text:visited-style-name="Index_20_Link"><text:span text:style-name="T2">5.7 Additional Features<text:tab/>13</text:span></text:a></text:p>
          <text:p text:style-name="P4"><text:a xlink:type="simple" xlink:href="#__RefHeading___Toc2266_352173786" text:style-name="Index_20_Link" text:visited-style-name="Index_20_Link"><text:span text:style-name="T2">6. Artefacts<text:tab/>15</text:span></text:a></text:p>
          <text:p text:style-name="P5"><text:a xlink:type="simple" xlink:href="#__RefHeading___Toc2268_352173786" text:style-name="Index_20_Link" text:visited-style-name="Index_20_Link"><text:span text:style-name="T2">6.1 Source Code<text:tab/>15</text:span></text:a></text:p>
          <text:p text:style-name="P5"><text:a xlink:type="simple" xlink:href="#__RefHeading___Toc2270_352173786" text:style-name="Index_20_Link" text:visited-style-name="Index_20_Link"><text:span text:style-name="T2">6.2 Documentation<text:tab/>15</text:span></text:a></text:p>
          <text:p text:style-name="P5"><text:a xlink:type="simple" xlink:href="#__RefHeading___Toc2272_352173786" text:style-name="Index_20_Link" text:visited-style-name="Index_20_Link"><text:span text:style-name="T2">6.3 Design Files<text:tab/>15</text:span></text:a></text:p>
          <text:p text:style-name="P5"><text:a xlink:type="simple" xlink:href="#__RefHeading___Toc2274_352173786" text:style-name="Index_20_Link" text:visited-style-name="Index_20_Link"><text:span text:style-name="T2">6.4 Testing Artifacts<text:tab/>15</text:span></text:a></text:p>
          <text:p text:style-name="P5"><text:a xlink:type="simple" xlink:href="#__RefHeading___Toc2276_352173786" text:style-name="Index_20_Link" text:visited-style-name="Index_20_Link"><text:span text:style-name="T2">6.5 Additional Deliverables (if applicable)<text:tab/>16</text:span></text:a></text:p>
          <text:p text:style-name="P4"><text:a xlink:type="simple" xlink:href="#__RefHeading___Toc2278_352173786" text:style-name="Index_20_Link" text:visited-style-name="Index_20_Link"><text:span text:style-name="T2">7. Self-Assessment<text:tab/>17</text:span></text:a></text:p>
          <text:p text:style-name="P5"><text:a xlink:type="simple" xlink:href="#__RefHeading___Toc2280_352173786" text:style-name="Index_20_Link" text:visited-style-name="Index_20_Link"><text:span text:style-name="T2">7.1 Project Success Criteria<text:tab/>17</text:span></text:a></text:p>
          <text:p text:style-name="P5"><text:a xlink:type="simple" xlink:href="#__RefHeading___Toc2282_352173786" text:style-name="Index_20_Link" text:visited-style-name="Index_20_Link"><text:span text:style-name="T2">7.2 Evaluation of Project Success<text:tab/>17</text:span></text:a></text:p>
          <text:p text:style-name="P5"><text:a xlink:type="simple" xlink:href="#__RefHeading___Toc2284_352173786" text:style-name="Index_20_Link" text:visited-style-name="Index_20_Link"><text:span text:style-name="T2">7.3 Challenges Encountered<text:tab/>17</text:span></text:a></text:p>
          <text:p text:style-name="P5"><text:a xlink:type="simple" xlink:href="#__RefHeading___Toc2286_352173786" text:style-name="Index_20_Link" text:visited-style-name="Index_20_Link"><text:span text:style-name="T2">7.4 Lessons Learned<text:tab/>17</text:span></text:a></text:p>
          <text:p text:style-name="P5"><text:a xlink:type="simple" xlink:href="#__RefHeading___Toc2288_352173786" text:style-name="Index_20_Link" text:visited-style-name="Index_20_Link"><text:span text:style-name="T2">7.5 Areas for Improvement<text:tab/>17</text:span></text:a></text:p>
          <text:p text:style-name="P4"><text:a xlink:type="simple" xlink:href="#__RefHeading___Toc2290_352173786" text:style-name="Index_20_Link" text:visited-style-name="Index_20_Link"><text:span text:style-name="T2">8. Issues Encountered<text:tab/>18</text:span></text:a></text:p>
          <text:p text:style-name="P5"><text:a xlink:type="simple" xlink:href="#__RefHeading___Toc2292_352173786" text:style-name="Index_20_Link" text:visited-style-name="Index_20_Link"><text:soft-page-break/><text:span text:style-name="T2">8.1 Description of Issues<text:tab/>18</text:span></text:a></text:p>
          <text:p text:style-name="P5"><text:a xlink:type="simple" xlink:href="#__RefHeading___Toc2294_352173786" text:style-name="Index_20_Link" text:visited-style-name="Index_20_Link"><text:span text:style-name="T2">8.2 Impact of Issues<text:tab/>18</text:span></text:a></text:p>
          <text:p text:style-name="P5"><text:a xlink:type="simple" xlink:href="#__RefHeading___Toc2296_352173786" text:style-name="Index_20_Link" text:visited-style-name="Index_20_Link"><text:span text:style-name="T2">8.3 Resolution of Issues<text:tab/>18</text:span></text:a></text:p>
          <text:p text:style-name="P4"><text:a xlink:type="simple" xlink:href="#__RefHeading___Toc2298_352173786" text:style-name="Index_20_Link" text:visited-style-name="Index_20_Link"><text:span text:style-name="T2">9. Security and Privacy<text:tab/>19</text:span></text:a></text:p>
          <text:p text:style-name="P5"><text:a xlink:type="simple" xlink:href="#__RefHeading___Toc2300_352173786" text:style-name="Index_20_Link" text:visited-style-name="Index_20_Link"><text:span text:style-name="T2">9.1 Authentication and Authorization<text:tab/>19</text:span></text:a></text:p>
          <text:p text:style-name="P5"><text:a xlink:type="simple" xlink:href="#__RefHeading___Toc2302_352173786" text:style-name="Index_20_Link" text:visited-style-name="Index_20_Link"><text:span text:style-name="T2">9.2 Data Encryption<text:tab/>19</text:span></text:a></text:p>
          <text:p text:style-name="P5"><text:a xlink:type="simple" xlink:href="#__RefHeading___Toc2304_352173786" text:style-name="Index_20_Link" text:visited-style-name="Index_20_Link"><text:span text:style-name="T2">9.3 Access Controls<text:tab/>19</text:span></text:a></text:p>
          <text:p text:style-name="P5"><text:a xlink:type="simple" xlink:href="#__RefHeading___Toc2306_352173786" text:style-name="Index_20_Link" text:visited-style-name="Index_20_Link"><text:span text:style-name="T2">9.4 Secure Communication<text:tab/>19</text:span></text:a></text:p>
          <text:p text:style-name="P5"><text:a xlink:type="simple" xlink:href="#__RefHeading___Toc2308_352173786" text:style-name="Index_20_Link" text:visited-style-name="Index_20_Link"><text:span text:style-name="T2">9.5 Privacy Policy<text:tab/>20</text:span></text:a></text:p>
          <text:p text:style-name="P4"><text:a xlink:type="simple" xlink:href="#__RefHeading___Toc2310_352173786" text:style-name="Index_20_Link" text:visited-style-name="Index_20_Link"><text:span text:style-name="T2">10. Performance Considerations<text:tab/>21</text:span></text:a></text:p>
          <text:p text:style-name="P5"><text:a xlink:type="simple" xlink:href="#__RefHeading___Toc2312_352173786" text:style-name="Index_20_Link" text:visited-style-name="Index_20_Link"><text:span text:style-name="T2">10.1 File Size Limitations<text:tab/>21</text:span></text:a></text:p>
          <text:p text:style-name="P5"><text:a xlink:type="simple" xlink:href="#__RefHeading___Toc2314_352173786" text:style-name="Index_20_Link" text:visited-style-name="Index_20_Link"><text:span text:style-name="T2">10.2 Performance Optimization Techniques<text:tab/>21</text:span></text:a></text:p>
          <text:p text:style-name="P5"><text:a xlink:type="simple" xlink:href="#__RefHeading___Toc2316_352173786" text:style-name="Index_20_Link" text:visited-style-name="Index_20_Link"><text:span text:style-name="T2">10.3 Scalability and Load Balancing<text:tab/>21</text:span></text:a></text:p>
          <text:p text:style-name="P5"><text:a xlink:type="simple" xlink:href="#__RefHeading___Toc2318_352173786" text:style-name="Index_20_Link" text:visited-style-name="Index_20_Link"><text:span text:style-name="T2">10.4 Database Optimization<text:tab/>22</text:span></text:a></text:p>
          <text:p text:style-name="P5"><text:a xlink:type="simple" xlink:href="#__RefHeading___Toc2320_352173786" text:style-name="Index_20_Link" text:visited-style-name="Index_20_Link"><text:span text:style-name="T2">10.5 Monitoring and Logging<text:tab/>22</text:span></text:a></text:p>
          <text:p text:style-name="P4"><text:a xlink:type="simple" xlink:href="#__RefHeading___Toc2322_352173786" text:style-name="Index_20_Link" text:visited-style-name="Index_20_Link"><text:span text:style-name="T2">11. Conclusion<text:tab/>23</text:span></text:a></text:p>
          <text:p text:style-name="P4"><text:a xlink:type="simple" xlink:href="#__RefHeading___Toc2324_352173786" text:style-name="Index_20_Link" text:visited-style-name="Index_20_Link"><text:span text:style-name="T2">12. References<text:tab/>24</text:span></text:a></text:p>
        </text:index-body>
      </text:table-of-content>
      <text:h text:style-name="P9" text:outline-level="2"/>
      <text:h text:style-name="P8" text:outline-level="2"><text:bookmark-start text:name="__RefHeading___Toc2196_352173786"/>1. Introduction<text:bookmark-end text:name="__RefHeading___Toc2196_352173786"/></text:h>
      <text:p text:style-name="P12">The Loculus project is an online repository that allows users to store their files on a server. The concept behind Loculus, derived from the Latin word, represents a small place for storing items. The project aims to address issues related to physical data storage, portability, and sharing by providing users with a centralized and efficient solution.</text:p>
      <text:h text:style-name="P10" text:outline-level="3"><text:bookmark-start text:name="__RefHeading___Toc2198_352173786"/>1.1 Purpose<text:bookmark-end text:name="__RefHeading___Toc2198_352173786"/></text:h>
      <text:p text:style-name="P12">The purpose of the Loculus project is to provide users with a secure and user-friendly web application for storing, sharing, and managing their files. It aims to alleviate the challenges associated with physical storage, data portability, and efficient collaboration.</text:p>
      <text:h text:style-name="P10" text:outline-level="3"><text:bookmark-start text:name="__RefHeading___Toc2200_352173786"/>1.2 Target Users<text:bookmark-end text:name="__RefHeading___Toc2200_352173786"/></text:h>
      <text:p text:style-name="P12">The Loculus web app is designed to cater to a broad range of users, including individuals, teams, students, and enterprises. It is suitable for anyone experiencing issues related to data storage, organization, and collaboration. The user base can include professionals, students, researchers, and individuals from various industries who require a reliable and accessible platform to store and work with their digital assets.</text:p>
      <text:h text:style-name="P10" text:outline-level="3"><text:bookmark-start text:name="__RefHeading___Toc2202_352173786"/>1.3 Main Features and Functionalities<text:bookmark-end text:name="__RefHeading___Toc2202_352173786"/></text:h>
      <text:p text:style-name="P12">The Loculus project offers a range of features and functionalities to enhance the user experience and facilitate efficient file management:</text:p>
      <text:list text:style-name="L1">
        <text:list-item>
          <text:p text:style-name="P14">User Registration and Login: Users can create an account and securely log in to the Loculus web app.</text:p>
        </text:list-item>
        <text:list-item>
          <text:p text:style-name="P14">File Upload and Storage: Users can upload their files to the server and store them in dedicated directories.</text:p>
        </text:list-item>
        <text:list-item>
          <text:p text:style-name="P14">File Sharing and Collaboration: Users can share files and directories with others, enabling efficient collaboration and document sharing.</text:p>
        </text:list-item>
        <text:list-item>
          <text:p text:style-name="P14">Workspace for File Interaction: Users can open files in a dedicated workspace, allowing them to interact with multiple files simultaneously.</text:p>
        </text:list-item>
        <text:list-item>
          <text:p text:style-name="P14">File Editing: Loculus provides basic file editing capabilities, enabling users to make changes to supported file types directly within the application.</text:p>
        </text:list-item>
        <text:list-item>
          <text:p text:style-name="P14">Directory Sharing: Users can share entire directories (Loculus) with others, granting them access to the contained files and subdirectories.</text:p>
        </text:list-item>
        <text:list-item>
          <text:p text:style-name="P14">Security and Privacy: The Loculus project emphasizes data security and privacy, ensuring that user files are protected from unauthorized access.</text:p>
        </text:list-item>
        <text:list-item>
          <text:p text:style-name="P15">User-Friendly Interface: The web app is designed with a user-friendly interface to enhance usability and provide an intuitive experience for users.</text:p>
        </text:list-item>
      </text:list>
      <text:h text:style-name="P10" text:outline-level="3"><text:bookmark-start text:name="__RefHeading___Toc2204_352173786"/>1.4 Technologies and Tools Used<text:bookmark-end text:name="__RefHeading___Toc2204_352173786"/></text:h>
      <text:p text:style-name="P12">The Loculus project was developed using a combination of technologies and tools, including:</text:p>
      <text:list text:style-name="L2">
        <text:list-item>
          <text:p text:style-name="P16">Front-End: HTML, CSS, JavaScript</text:p>
        </text:list-item>
        <text:list-item>
          <text:p text:style-name="P16"><text:soft-page-break/>Back-End: PHP</text:p>
        </text:list-item>
        <text:list-item>
          <text:p text:style-name="P16">Database: MySQL</text:p>
        </text:list-item>
        <text:list-item>
          <text:p text:style-name="P16">Integrated Development Environment (IDE): Visual Studio Code</text:p>
        </text:list-item>
        <text:list-item>
          <text:p text:style-name="P16">Database Management: phpMyAdmin, MySQL Workbench</text:p>
        </text:list-item>
        <text:list-item>
          <text:p text:style-name="P17">Operating System: Linux (Ubuntu, Arch)</text:p>
        </text:list-item>
      </text:list>
      <text:p text:style-name="P12">The choice of these technologies and tools was based on their suitability for web development, database management, and the project requirements.</text:p>
      <text:p text:style-name="P12"/>
      <text:h text:style-name="P8" text:outline-level="2"><text:bookmark-start text:name="__RefHeading___Toc2206_352173786"/>2. Requirements Analysis<text:bookmark-end text:name="__RefHeading___Toc2206_352173786"/></text:h>
      <text:p text:style-name="P12">Requirements analysis is a critical phase in developing the Loculus web app. It involves identifying and documenting the specific functional and non-functional requirements to ensure the successful implementation of the project.</text:p>
      <text:h text:style-name="P10" text:outline-level="3"><text:bookmark-start text:name="__RefHeading___Toc2208_352173786"/>2.1 Functional Requirements<text:bookmark-end text:name="__RefHeading___Toc2208_352173786"/></text:h>
      <text:p text:style-name="P12">The functional requirements of the Loculus web app are as follows:</text:p>
      <text:list text:style-name="L3">
        <text:list-item>
          <text:p text:style-name="P18">User Registration and Authentication:</text:p>
          <text:list>
            <text:list-item>
              <text:p text:style-name="P19">Users should be able to create an account with a unique username and email address.</text:p>
            </text:list-item>
            <text:list-item>
              <text:p text:style-name="P19">The registration process should include password validation and account verification.</text:p>
            </text:list-item>
            <text:list-item>
              <text:p text:style-name="P19">Users should be able to log in securely to access their accounts.</text:p>
            </text:list-item>
          </text:list>
        </text:list-item>
        <text:list-item>
          <text:p text:style-name="P18">File Management:</text:p>
          <text:list>
            <text:list-item>
              <text:p text:style-name="P19">Users should be able to upload files to the server and store them in dedicated directories.</text:p>
            </text:list-item>
            <text:list-item>
              <text:p text:style-name="P19">The web app should support file organization, allowing users to create, rename, and delete directories.</text:p>
            </text:list-item>
            <text:list-item>
              <text:p text:style-name="P19">Users should be able to navigate through the directory structure and view the files within each directory.</text:p>
            </text:list-item>
          </text:list>
        </text:list-item>
        <text:list-item>
          <text:p text:style-name="P18">File Sharing and Collaboration:</text:p>
          <text:list>
            <text:list-item>
              <text:p text:style-name="P19">Users with appropriate permissions should be able to share files and directories with others.</text:p>
            </text:list-item>
            <text:list-item>
              <text:p text:style-name="P19">The web app should provide options to specify read, write, and delete permissions for shared files and directories.</text:p>
            </text:list-item>
            <text:list-item>
              <text:p text:style-name="P19">Collaboration features such as comments or notifications can be implemented to facilitate communication among users.</text:p>
            </text:list-item>
          </text:list>
        </text:list-item>
        <text:list-item>
          <text:p text:style-name="P18">File Workspace and Interaction:</text:p>
          <text:list>
            <text:list-item>
              <text:p text:style-name="P19">Users should be able to open files in a dedicated workspace, allowing them to view and interact with multiple files simultaneously.</text:p>
            </text:list-item>
            <text:list-item>
              <text:p text:style-name="P19">Basic file editing capabilities should be provided, enabling users to make changes to supported file types within the application.</text:p>
            </text:list-item>
            <text:list-item>
              <text:p text:style-name="P19">The web app should allow users to preview files, such as images or documents, within the workspace.</text:p>
            </text:list-item>
          </text:list>
        </text:list-item>
        <text:list-item>
          <text:p text:style-name="P18">User Roles and Permissions:</text:p>
          <text:list>
            <text:list-item>
              <text:p text:style-name="P19">User roles should be defined, including Admin, Standard, and Guest roles.</text:p>
            </text:list-item>
            <text:list-item>
              <text:p text:style-name="P19">Admin users should have read, write, share, download, and delete permissions for all files and directories.</text:p>
            </text:list-item>
            <text:list-item>
              <text:p text:style-name="P19"><text:soft-page-break/>Standard users should have read, share, and download permissions for files and directories.</text:p>
            </text:list-item>
            <text:list-item>
              <text:p text:style-name="P19">Guest users should have read-only access to files and directories.</text:p>
            </text:list-item>
          </text:list>
        </text:list-item>
        <text:list-item>
          <text:p text:style-name="P18">Search Functionality:</text:p>
          <text:list>
            <text:list-item>
              <text:p text:style-name="P18">Users should be able to search for files and directories based on their names or relevant metadata.</text:p>
            </text:list-item>
          </text:list>
        </text:list-item>
      </text:list>
      <text:h text:style-name="P10" text:outline-level="3"><text:bookmark-start text:name="__RefHeading___Toc2210_352173786"/>2.2 Non-Functional Requirements<text:bookmark-end text:name="__RefHeading___Toc2210_352173786"/></text:h>
      <text:p text:style-name="P12">The non-functional requirements of the Loculus web app are as follows:</text:p>
      <text:list text:style-name="L4">
        <text:list-item>
          <text:p text:style-name="P20">Security:</text:p>
          <text:list>
            <text:list-item>
              <text:p text:style-name="P21">The web app should ensure secure user authentication and protect user data from unauthorized access.</text:p>
            </text:list-item>
            <text:list-item>
              <text:p text:style-name="P21">Proper data encryption and secure communication protocols should be employed.</text:p>
            </text:list-item>
          </text:list>
        </text:list-item>
        <text:list-item>
          <text:p text:style-name="P20">Performance:</text:p>
          <text:list>
            <text:list-item>
              <text:p text:style-name="P21">The application should be designed and optimized for efficient performance, even with large file sizes or high user traffic.</text:p>
            </text:list-item>
          </text:list>
        </text:list-item>
        <text:list-item>
          <text:p text:style-name="P20">Scalability:</text:p>
          <text:list>
            <text:list-item>
              <text:p text:style-name="P21">The architecture of the web app should be scalable to accommodate a growing number of users and increasing file storage requirements.</text:p>
            </text:list-item>
          </text:list>
        </text:list-item>
        <text:list-item>
          <text:p text:style-name="P20">Usability:</text:p>
          <text:list>
            <text:list-item>
              <text:p text:style-name="P21">The user interface should be intuitive and user-friendly, allowing users to navigate and interact with the application seamlessly.</text:p>
            </text:list-item>
          </text:list>
        </text:list-item>
        <text:list-item>
          <text:p text:style-name="P20">Accessibility:</text:p>
          <text:list>
            <text:list-item>
              <text:p text:style-name="P20">The web app should comply with accessibility standards, ensuring that it can be used by individuals with disabilities.</text:p>
            </text:list-item>
          </text:list>
        </text:list-item>
      </text:list>
      <text:h text:style-name="P10" text:outline-level="3"><text:bookmark-start text:name="__RefHeading___Toc2212_352173786"/>2.3 File Types and Size Limitations<text:bookmark-end text:name="__RefHeading___Toc2212_352173786"/></text:h>
      <text:p text:style-name="P12">The specific file types and size limitations for the Loculus web app will be determined based on your requirements. Please provide the file types and any restrictions or limitations you would like to impose.</text:p>
      <text:h text:style-name="P10" text:outline-level="3"><text:bookmark-start text:name="__RefHeading___Toc2214_352173786"/>2.4 External Systems and APIs<text:bookmark-end text:name="__RefHeading___Toc2214_352173786"/></text:h>
      <text:p text:style-name="P12">The Loculus web app currently utilizes the following external systems and APIs:</text:p>
      <text:list text:style-name="L5">
        <text:list-item>
          <text:p text:style-name="P22">Google Fonts: This service is used to incorporate custom fonts within the web app.</text:p>
        </text:list-item>
        <text:list-item>
          <text:p text:style-name="P23">Font Awesome: This resource is utilized to enhance the user interface with icons.</text:p>
        </text:list-item>
      </text:list>
      <text:p text:style-name="P12"/>
      <text:p text:style-name="P12"/>
      <text:h text:style-name="P8" text:outline-level="2"><text:bookmark-start text:name="__RefHeading___Toc2216_352173786"/>3. System Design<text:bookmark-end text:name="__RefHeading___Toc2216_352173786"/></text:h>
      <text:p text:style-name="P12">The System Design section outlines the architectural design and components of the Loculus web app, including the utilization of the Model-View-Controller (MVC) architecture. It also includes the file structure, the database design (data dictionary and ERD), and a detailed Data Flow Diagram (DFD) to illustrate the data flow within the system.</text:p>
      <text:h text:style-name="P10" text:outline-level="3"><text:bookmark-start text:name="__RefHeading___Toc2218_352173786"/>3.1 Architectural Design<text:bookmark-end text:name="__RefHeading___Toc2218_352173786"/></text:h>
      <text:p text:style-name="P12">The Loculus web app follows the Model-View-Controller (MVC) architecture, which separates the application into three interconnected components:</text:p>
      <text:list text:style-name="L6">
        <text:list-item>
          <text:p text:style-name="P75"><text:span text:style-name="Strong_20_Emphasis"><text:span text:style-name="T2">Model</text:span></text:span><text:span text:style-name="T2">: The Model component represents the data and business logic of the Loculus web app. It manages the data storage, retrieval, and manipulation operations. In the context of Loculus, the Model component interacts with the database to handle user data, file storage, and other related operations.</text:span></text:p>
        </text:list-item>
        <text:list-item>
          <text:p text:style-name="P75"><text:span text:style-name="Strong_20_Emphasis"><text:span text:style-name="T2">View</text:span></text:span><text:span text:style-name="T2">: The View component is responsible for presenting the user interface to the users. It represents the HTML, CSS, and JavaScript code that generates the web pages seen by the users. In Loculus, the View component includes the GUI elements, forms, file listings, and the workspace interface.</text:span></text:p>
        </text:list-item>
        <text:list-item>
          <text:p text:style-name="P75"><text:span text:style-name="Strong_20_Emphasis"><text:span text:style-name="T2">Controller</text:span></text:span><text:span text:style-name="T2">: The Controller component acts as an intermediary between the Model and View components. It handles user actions and triggers the corresponding operations in the Model or View. In Loculus, the Controller component manages user input, form submissions, file uploads, sharing operations, and interactions with the database.</text:span></text:p>
        </text:list-item>
      </text:list>
      <text:p text:style-name="P12">The use of the MVC architecture in the Loculus web app provides separation of concerns, modularity, and flexibility, enabling easier maintenance and future enhancements.</text:p>
      <text:h text:style-name="P10" text:outline-level="3"><text:bookmark-start text:name="__RefHeading___Toc2220_352173786"/>3.2 File Structure<text:bookmark-end text:name="__RefHeading___Toc2220_352173786"/></text:h>
      <text:p text:style-name="P12">Please provide relevant information about the file structure of the Loculus web app here:</text:p>
      <text:p text:style-name="P12">[Add details about the file structure of the Loculus web app, including directories, files, and organization.]</text:p>
      <text:h text:style-name="P10" text:outline-level="3"><text:bookmark-start text:name="__RefHeading___Toc2222_352173786"/>3.3 Database Design<text:bookmark-end text:name="__RefHeading___Toc2222_352173786"/></text:h>
      <text:p text:style-name="P12">The database design for the Loculus web app consists of a data dictionary and an Entity-Relationship Diagram (ERD). Please provide the necessary information for both sections:</text:p>
      <text:h text:style-name="P11" text:outline-level="4"><text:bookmark-start text:name="__RefHeading___Toc2224_352173786"/>3.3.1 Data Dictionary<text:bookmark-end text:name="__RefHeading___Toc2224_352173786"/></text:h>
      <text:p text:style-name="P12">Please provide the data dictionary information for the Loculus database here:</text:p>
      <text:p text:style-name="P12">[Add the data dictionary information, including table names, attributes, data types, and descriptions.]</text:p>
      <text:h text:style-name="P11" text:outline-level="4"><text:bookmark-start text:name="__RefHeading___Toc2226_352173786"/><text:soft-page-break/>3.3.2 Entity-Relationship Diagram (ERD)<text:bookmark-end text:name="__RefHeading___Toc2226_352173786"/></text:h>
      <text:p text:style-name="P12">Please provide the ERD for the Loculus database here:</text:p>
      <text:p text:style-name="P12">[Add the Entity-Relationship Diagram (ERD) for the Loculus database, illustrating the relationships between tables.]</text:p>
      <text:h text:style-name="P10" text:outline-level="3"><text:bookmark-start text:name="__RefHeading___Toc2228_352173786"/>3.4 Detailed Data Flow Diagram (DFD)<text:bookmark-end text:name="__RefHeading___Toc2228_352173786"/></text:h>
      <text:p text:style-name="P12">Please provide a detailed Data Flow Diagram (DFD) for the Loculus web app, illustrating the data flow between components and external entities. Include relevant processes, data stores, data flows, and external entities:</text:p>
      <text:p text:style-name="P12">[Add the detailed Data Flow Diagram (DFD) for the Loculus web app, based on the information you provided earlier.]</text:p>
      <text:h text:style-name="P10" text:outline-level="3"><text:bookmark-start text:name="__RefHeading___Toc2230_352173786"/>3.5 Additional Security Mechanisms<text:bookmark-end text:name="__RefHeading___Toc2230_352173786"/></text:h>
      <text:p text:style-name="P12">In addition to the general security considerations, consider the following security mechanisms for the Loculus web app:</text:p>
      <text:p text:style-name="P12">[Add relevant additional security mechanisms that need to be implemented in the Loculus web app.]</text:p>
      <text:h text:style-name="P10" text:outline-level="3"><text:bookmark-start text:name="__RefHeading___Toc2232_352173786"/>3.6 Storage Mechanisms<text:bookmark-end text:name="__RefHeading___Toc2232_352173786"/></text:h>
      <text:p text:style-name="P12">Please provide relevant information about the storage mechanisms used in the Loculus web app here:</text:p>
      <text:p text:style-name="P12">[Add details about the storage mechanisms employed in the Loculus web app, including file storage, database storage, or cloud storage services.]</text:p>
      <text:h text:style-name="P10" text:outline-level="3"><text:bookmark-start text:name="__RefHeading___Toc2234_352173786"/>3.7 Performance Considerations<text:bookmark-end text:name="__RefHeading___Toc2234_352173786"/></text:h>
      <text:p text:style-name="P12">Please provide relevant information about the performance considerations for the Loculus web app here:</text:p>
      <text:p text:style-name="P12"/>
      <text:h text:style-name="P8" text:outline-level="2"><text:bookmark-start text:name="__RefHeading___Toc2236_352173786"/>4. Implementation Details<text:bookmark-end text:name="__RefHeading___Toc2236_352173786"/></text:h>
      <text:p text:style-name="P12">The Implementation Details section provides an overview of the technologies, programming languages, frameworks, and tools used to develop the Loculus web app. It also includes information about the database management system, integrated development environment (IDE), version control system, and coding conventions followed during the implementation.</text:p>
      <text:h text:style-name="P10" text:outline-level="3"><text:bookmark-start text:name="__RefHeading___Toc2238_352173786"/>4.1 Programming Languages<text:bookmark-end text:name="__RefHeading___Toc2238_352173786"/></text:h>
      <text:p text:style-name="P12">The Loculus web app has been developed using the following programming languages:</text:p>
      <text:list text:style-name="L7">
        <text:list-item>
          <text:p text:style-name="P24">HTML: Used for structuring the web pages and content.</text:p>
        </text:list-item>
        <text:list-item>
          <text:p text:style-name="P24">CSS: Used for styling the web pages and user interface.</text:p>
        </text:list-item>
        <text:list-item>
          <text:p text:style-name="P24">JavaScript: Used for implementing interactive features and client-side functionality.</text:p>
        </text:list-item>
        <text:list-item>
          <text:p text:style-name="P25">PHP: Used as the server-side scripting language for handling dynamic content and database interactions.</text:p>
        </text:list-item>
      </text:list>
      <text:h text:style-name="P10" text:outline-level="3"><text:bookmark-start text:name="__RefHeading___Toc2240_352173786"/>4.2 Web Technologies and Frameworks<text:bookmark-end text:name="__RefHeading___Toc2240_352173786"/></text:h>
      <text:p text:style-name="P12">The Loculus web app leverages the following web technologies and frameworks:</text:p>
      <text:list text:style-name="L8">
        <text:list-item>
          <text:p text:style-name="P26">AJAX: Used for asynchronous form submission and dynamic updates without page refresh.</text:p>
        </text:list-item>
        <text:list-item>
          <text:p text:style-name="P26">Bootstrap: Used as a front-end framework for responsive design and pre-styled UI components.</text:p>
        </text:list-item>
        <text:list-item>
          <text:p text:style-name="P26">jQuery: Used for simplifying DOM manipulation and event handling.</text:p>
        </text:list-item>
        <text:list-item>
          <text:p text:style-name="P27">MySQL: Used as the relational database management system for storing user data and file metadata.</text:p>
        </text:list-item>
      </text:list>
      <text:h text:style-name="P10" text:outline-level="3"><text:bookmark-start text:name="__RefHeading___Toc2242_352173786"/>4.3 Database Management System<text:bookmark-end text:name="__RefHeading___Toc2242_352173786"/></text:h>
      <text:p text:style-name="P12">The Loculus web app utilizes the MySQL database management system for efficient storage and retrieval of user data and file metadata.</text:p>
      <text:h text:style-name="P10" text:outline-level="3"><text:bookmark-start text:name="__RefHeading___Toc2244_352173786"/>4.4 Integrated Development Environment (IDE)<text:bookmark-end text:name="__RefHeading___Toc2244_352173786"/></text:h>
      <text:p text:style-name="P12">The Loculus web app development was primarily done using the following integrated development environments (IDEs) or code editors:</text:p>
      <text:list text:style-name="L9">
        <text:list-item>
          <text:p text:style-name="P28">Visual Studio Code: Used as the main IDE for coding, debugging, and project management.</text:p>
        </text:list-item>
      </text:list>
      <text:h text:style-name="P10" text:outline-level="3"><text:bookmark-start text:name="__RefHeading___Toc2246_352173786"/>4.5 Version Control<text:bookmark-end text:name="__RefHeading___Toc2246_352173786"/></text:h>
      <text:p text:style-name="P12">GitHub was used as the version control system for the Loculus web app. It provided source code management, collaboration features, and version tracking throughout the development process.</text:p>
      <text:h text:style-name="P10" text:outline-level="3"><text:bookmark-start text:name="__RefHeading___Toc2248_352173786"/><text:soft-page-break/>4.6 Coding Conventions<text:bookmark-end text:name="__RefHeading___Toc2248_352173786"/></text:h>
      <text:p text:style-name="P12">The following coding conventions and standards were followed during the implementation of the Loculus web app:</text:p>
      <text:list text:style-name="L10">
        <text:list-item>
          <text:p text:style-name="P29">Consistent indentation and formatting for improved readability.</text:p>
        </text:list-item>
        <text:list-item>
          <text:p text:style-name="P29">Descriptive variable and function names to enhance code understanding.</text:p>
        </text:list-item>
        <text:list-item>
          <text:p text:style-name="P29">Proper commenting for code documentation and explanations.</text:p>
        </text:list-item>
        <text:list-item>
          <text:p text:style-name="P29">Adherence to best practices and security guidelines for secure coding.</text:p>
        </text:list-item>
        <text:list-item>
          <text:p text:style-name="P30">Consistent use of PHP embedded in HTML to maintain separation of concerns.</text:p>
        </text:list-item>
      </text:list>
      <text:p text:style-name="P12"/>
      <text:h text:style-name="P8" text:outline-level="2"><text:bookmark-start text:name="__RefHeading___Toc2250_352173786"/>5. User Guide<text:bookmark-end text:name="__RefHeading___Toc2250_352173786"/></text:h>
      <text:p text:style-name="P12">The User Guide section provides instructions on how to use the Loculus web app effectively. It covers the various features and functionalities available and provides step-by-step instructions for common tasks.</text:p>
      <text:h text:style-name="P10" text:outline-level="3"><text:bookmark-start text:name="__RefHeading___Toc2252_352173786"/>5.1 User Registration and Login<text:bookmark-end text:name="__RefHeading___Toc2252_352173786"/></text:h>
      <text:list text:style-name="L11">
        <text:list-item>
          <text:p text:style-name="P76"><text:span text:style-name="Strong_20_Emphasis"><text:span text:style-name="T2">Registration</text:span></text:span><text:span text:style-name="T2">: To create a new account on Loculus, follow these steps:</text:span></text:p>
          <text:list>
            <text:list-item>
              <text:p text:style-name="P31">Step 1: [Provide instructions]</text:p>
            </text:list-item>
            <text:list-item>
              <text:p text:style-name="P31">Step 2: [Provide instructions]</text:p>
            </text:list-item>
            <text:list-item>
              <text:p text:style-name="P31">Step 3: [Provide instructions]</text:p>
            </text:list-item>
          </text:list>
        </text:list-item>
        <text:list-item>
          <text:p text:style-name="P76"><text:span text:style-name="Strong_20_Emphasis"><text:span text:style-name="T2">Login</text:span></text:span><text:span text:style-name="T2">: To log in to your Loculus account, follow these steps:</text:span></text:p>
          <text:list>
            <text:list-item>
              <text:p text:style-name="P31">Step 1: [Provide instructions]</text:p>
            </text:list-item>
            <text:list-item>
              <text:p text:style-name="P31">Step 2: [Provide instructions]</text:p>
            </text:list-item>
            <text:list-item>
              <text:p text:style-name="P32">Step 3: [Provide instructions]</text:p>
            </text:list-item>
          </text:list>
        </text:list-item>
      </text:list>
      <text:h text:style-name="P10" text:outline-level="3"><text:bookmark-start text:name="__RefHeading___Toc2254_352173786"/>5.2 File Management<text:bookmark-end text:name="__RefHeading___Toc2254_352173786"/></text:h>
      <text:list text:style-name="L12">
        <text:list-item>
          <text:p text:style-name="P77"><text:span text:style-name="Strong_20_Emphasis"><text:span text:style-name="T2">Upload Files</text:span></text:span><text:span text:style-name="T2">: To upload files to Loculus, follow these steps:</text:span></text:p>
          <text:list>
            <text:list-item>
              <text:p text:style-name="P33">Step 1: [Provide instructions]</text:p>
            </text:list-item>
            <text:list-item>
              <text:p text:style-name="P33">Step 2: [Provide instructions]</text:p>
            </text:list-item>
            <text:list-item>
              <text:p text:style-name="P33">Step 3: [Provide instructions]</text:p>
            </text:list-item>
          </text:list>
        </text:list-item>
        <text:list-item>
          <text:p text:style-name="P77"><text:span text:style-name="Strong_20_Emphasis"><text:span text:style-name="T2">Create Directories</text:span></text:span><text:span text:style-name="T2">: To create directories in Loculus, follow these steps:</text:span></text:p>
          <text:list>
            <text:list-item>
              <text:p text:style-name="P33">Step 1: [Provide instructions]</text:p>
            </text:list-item>
            <text:list-item>
              <text:p text:style-name="P33">Step 2: [Provide instructions]</text:p>
            </text:list-item>
            <text:list-item>
              <text:p text:style-name="P33">Step 3: [Provide instructions]</text:p>
            </text:list-item>
          </text:list>
        </text:list-item>
        <text:list-item>
          <text:p text:style-name="P77"><text:span text:style-name="Strong_20_Emphasis"><text:span text:style-name="T2">Organize Files</text:span></text:span><text:span text:style-name="T2">: To organize files in Loculus, follow these steps:</text:span></text:p>
          <text:list>
            <text:list-item>
              <text:p text:style-name="P33">Step 1: [Provide instructions]</text:p>
            </text:list-item>
            <text:list-item>
              <text:p text:style-name="P33">Step 2: [Provide instructions]</text:p>
            </text:list-item>
            <text:list-item>
              <text:p text:style-name="P34">Step 3: [Provide instructions]</text:p>
            </text:list-item>
          </text:list>
        </text:list-item>
      </text:list>
      <text:h text:style-name="P10" text:outline-level="3"><text:bookmark-start text:name="__RefHeading___Toc2256_352173786"/>5.3 File Sharing and Collaboration<text:bookmark-end text:name="__RefHeading___Toc2256_352173786"/></text:h>
      <text:list text:style-name="L13">
        <text:list-item>
          <text:p text:style-name="P78"><text:span text:style-name="Strong_20_Emphasis"><text:span text:style-name="T2">Share Files and Directories</text:span></text:span><text:span text:style-name="T2">: To share files and directories with other users, follow these steps:</text:span></text:p>
          <text:list>
            <text:list-item>
              <text:p text:style-name="P35">Step 1: [Provide instructions]</text:p>
            </text:list-item>
            <text:list-item>
              <text:p text:style-name="P35">Step 2: [Provide instructions]</text:p>
            </text:list-item>
            <text:list-item>
              <text:p text:style-name="P35">Step 3: [Provide instructions]</text:p>
            </text:list-item>
          </text:list>
        </text:list-item>
        <text:list-item>
          <text:p text:style-name="P78"><text:span text:style-name="Strong_20_Emphasis"><text:span text:style-name="T2">Set Permissions</text:span></text:span><text:span text:style-name="T2">: To set permissions for shared files and directories, follow these steps:</text:span></text:p>
          <text:list>
            <text:list-item>
              <text:p text:style-name="P35">Step 1: [Provide instructions]</text:p>
            </text:list-item>
            <text:list-item>
              <text:p text:style-name="P35">Step 2: [Provide instructions]</text:p>
            </text:list-item>
            <text:list-item>
              <text:p text:style-name="P35"><text:soft-page-break/>Step 3: [Provide instructions]</text:p>
            </text:list-item>
          </text:list>
        </text:list-item>
        <text:list-item>
          <text:p text:style-name="P78"><text:span text:style-name="Strong_20_Emphasis"><text:span text:style-name="T2">Collaborate on Shared Files</text:span></text:span><text:span text:style-name="T2">: To collaborate with others on shared files, follow these steps:</text:span></text:p>
          <text:list>
            <text:list-item>
              <text:p text:style-name="P35">Step 1: [Provide instructions]</text:p>
            </text:list-item>
            <text:list-item>
              <text:p text:style-name="P35">Step 2: [Provide instructions]</text:p>
            </text:list-item>
            <text:list-item>
              <text:p text:style-name="P36">Step 3: [Provide instructions]</text:p>
            </text:list-item>
          </text:list>
        </text:list-item>
      </text:list>
      <text:h text:style-name="P10" text:outline-level="3"><text:bookmark-start text:name="__RefHeading___Toc2258_352173786"/>5.4 Workspace and File Interaction<text:bookmark-end text:name="__RefHeading___Toc2258_352173786"/></text:h>
      <text:list text:style-name="L14">
        <text:list-item>
          <text:p text:style-name="P79"><text:span text:style-name="Strong_20_Emphasis"><text:span text:style-name="T2">Open Files in Workspace</text:span></text:span><text:span text:style-name="T2">: To open files in the Loculus workspace, follow these steps:</text:span></text:p>
          <text:list>
            <text:list-item>
              <text:p text:style-name="P37">Step 1: [Provide instructions]</text:p>
            </text:list-item>
            <text:list-item>
              <text:p text:style-name="P37">Step 2: [Provide instructions]</text:p>
            </text:list-item>
            <text:list-item>
              <text:p text:style-name="P37">Step 3: [Provide instructions]</text:p>
            </text:list-item>
          </text:list>
        </text:list-item>
        <text:list-item>
          <text:p text:style-name="P79"><text:span text:style-name="Strong_20_Emphasis"><text:span text:style-name="T2">Interact with Files</text:span></text:span><text:span text:style-name="T2">: To interact with files in the Loculus workspace, follow these steps:</text:span></text:p>
          <text:list>
            <text:list-item>
              <text:p text:style-name="P37">Step 1: [Provide instructions]</text:p>
            </text:list-item>
            <text:list-item>
              <text:p text:style-name="P37">Step 2: [Provide instructions]</text:p>
            </text:list-item>
            <text:list-item>
              <text:p text:style-name="P37">Step 3: [Provide instructions]</text:p>
            </text:list-item>
          </text:list>
        </text:list-item>
        <text:list-item>
          <text:p text:style-name="P79"><text:span text:style-name="Strong_20_Emphasis"><text:span text:style-name="T2">Save Changes</text:span></text:span><text:span text:style-name="T2">: To save changes made to files in the Loculus workspace, follow these steps:</text:span></text:p>
          <text:list>
            <text:list-item>
              <text:p text:style-name="P37">Step 1: [Provide instructions]</text:p>
            </text:list-item>
            <text:list-item>
              <text:p text:style-name="P37">Step 2: [Provide instructions]</text:p>
            </text:list-item>
            <text:list-item>
              <text:p text:style-name="P38">Step 3: [Provide instructions]</text:p>
            </text:list-item>
          </text:list>
        </text:list-item>
      </text:list>
      <text:h text:style-name="P10" text:outline-level="3"><text:bookmark-start text:name="__RefHeading___Toc2260_352173786"/>5.5 Search Functionality<text:bookmark-end text:name="__RefHeading___Toc2260_352173786"/></text:h>
      <text:list text:style-name="L15">
        <text:list-item>
          <text:p text:style-name="P80"><text:span text:style-name="Strong_20_Emphasis"><text:span text:style-name="T2">Search for Files and Directories</text:span></text:span><text:span text:style-name="T2">: To search for specific files or directories in Loculus, follow these steps:</text:span></text:p>
          <text:list>
            <text:list-item>
              <text:p text:style-name="P39">Step 1: [Provide instructions]</text:p>
            </text:list-item>
            <text:list-item>
              <text:p text:style-name="P39">Step 2: [Provide instructions]</text:p>
            </text:list-item>
            <text:list-item>
              <text:p text:style-name="P40">Step 3: [Provide instructions]</text:p>
            </text:list-item>
          </text:list>
        </text:list-item>
      </text:list>
      <text:h text:style-name="P10" text:outline-level="3"><text:bookmark-start text:name="__RefHeading___Toc2262_352173786"/>5.6 Account Settings<text:bookmark-end text:name="__RefHeading___Toc2262_352173786"/></text:h>
      <text:list text:style-name="L16">
        <text:list-item>
          <text:p text:style-name="P81"><text:span text:style-name="Strong_20_Emphasis"><text:span text:style-name="T2">Manage Profile</text:span></text:span><text:span text:style-name="T2">: To manage your profile information in Loculus, follow these steps:</text:span></text:p>
          <text:list>
            <text:list-item>
              <text:p text:style-name="P41">Step 1: [Provide instructions]</text:p>
            </text:list-item>
            <text:list-item>
              <text:p text:style-name="P41">Step 2: [Provide instructions]</text:p>
            </text:list-item>
            <text:list-item>
              <text:p text:style-name="P41">Step 3: [Provide instructions]</text:p>
            </text:list-item>
          </text:list>
        </text:list-item>
        <text:list-item>
          <text:p text:style-name="P81"><text:span text:style-name="Strong_20_Emphasis"><text:span text:style-name="T2">Change Password</text:span></text:span><text:span text:style-name="T2">: To change your password in Loculus, follow these steps:</text:span></text:p>
          <text:list>
            <text:list-item>
              <text:p text:style-name="P41">Step 1: [Provide instructions]</text:p>
            </text:list-item>
            <text:list-item>
              <text:p text:style-name="P41">Step 2: [Provide instructions]</text:p>
            </text:list-item>
            <text:list-item>
              <text:p text:style-name="P42">Step 3: [Provide instructions]</text:p>
            </text:list-item>
          </text:list>
        </text:list-item>
      </text:list>
      <text:h text:style-name="P10" text:outline-level="3"><text:bookmark-start text:name="__RefHeading___Toc2264_352173786"/><text:soft-page-break/>5.7 Additional Features<text:bookmark-end text:name="__RefHeading___Toc2264_352173786"/></text:h>
      <text:p text:style-name="P12">[If there are any additional features or functionalities in the Loculus web app, provide instructions on how to use them.]</text:p>
      <text:p text:style-name="P12"/>
      <text:h text:style-name="P8" text:outline-level="2"><text:bookmark-start text:name="__RefHeading___Toc2266_352173786"/>6. Artefacts<text:bookmark-end text:name="__RefHeading___Toc2266_352173786"/></text:h>
      <text:p text:style-name="P12">The Artefacts section provides an overview of the artifacts and deliverables created during the development of the Loculus web app. It includes any relevant files, documents, or tangible outputs produced as part of the project.</text:p>
      <text:h text:style-name="P10" text:outline-level="3"><text:bookmark-start text:name="__RefHeading___Toc2268_352173786"/>6.1 Source Code<text:bookmark-end text:name="__RefHeading___Toc2268_352173786"/></text:h>
      <text:p text:style-name="P12">The source code of the Loculus web app is available in the following repository:</text:p>
      <text:p text:style-name="P12">[Provide the location or access details of the Loculus web app source code repository.]</text:p>
      <text:h text:style-name="P10" text:outline-level="3"><text:bookmark-start text:name="__RefHeading___Toc2270_352173786"/>6.2 Documentation<text:bookmark-end text:name="__RefHeading___Toc2270_352173786"/></text:h>
      <text:p text:style-name="P12">The following documentation files were created for the Loculus web app:</text:p>
      <text:list text:style-name="L17">
        <text:list-item>
          <text:p text:style-name="P43">Design Documents:</text:p>
          <text:list>
            <text:list-item>
              <text:p text:style-name="P43">[Specify the design documents created, such as system design, UI/UX design, or architectural design documents.]</text:p>
            </text:list-item>
          </text:list>
        </text:list-item>
        <text:list-item>
          <text:p text:style-name="P43">Requirements Documents:</text:p>
          <text:list>
            <text:list-item>
              <text:p text:style-name="P43">[Specify the requirements documents created, such as functional requirements, non-functional requirements, or user requirements documents.]</text:p>
            </text:list-item>
          </text:list>
        </text:list-item>
        <text:list-item>
          <text:p text:style-name="P43">User Manuals:</text:p>
          <text:list>
            <text:list-item>
              <text:p text:style-name="P44">[Specify any user manuals or guides created to assist users in using the Loculus web app.]</text:p>
            </text:list-item>
          </text:list>
        </text:list-item>
      </text:list>
      <text:h text:style-name="P10" text:outline-level="3"><text:bookmark-start text:name="__RefHeading___Toc2272_352173786"/>6.3 Design Files<text:bookmark-end text:name="__RefHeading___Toc2272_352173786"/></text:h>
      <text:p text:style-name="P12">The following design files were created during the development of the Loculus web app:</text:p>
      <text:list text:style-name="L18">
        <text:list-item>
          <text:p text:style-name="P45">Wireframes:</text:p>
          <text:list>
            <text:list-item>
              <text:p text:style-name="P45">[Specify the wireframes created to outline the visual structure and layout of the web app.]</text:p>
            </text:list-item>
          </text:list>
        </text:list-item>
        <text:list-item>
          <text:p text:style-name="P45">Mockups:</text:p>
          <text:list>
            <text:list-item>
              <text:p text:style-name="P46">[Specify the mockups created to showcase the visual representation and interaction of the web app.]</text:p>
            </text:list-item>
          </text:list>
        </text:list-item>
      </text:list>
      <text:h text:style-name="P10" text:outline-level="3"><text:bookmark-start text:name="__RefHeading___Toc2274_352173786"/>6.4 Testing Artifacts<text:bookmark-end text:name="__RefHeading___Toc2274_352173786"/></text:h>
      <text:p text:style-name="P12">The following testing artifacts were produced during the testing phase of the Loculus web app:</text:p>
      <text:list text:style-name="L19">
        <text:list-item>
          <text:p text:style-name="P47">Test Plans:</text:p>
          <text:list>
            <text:list-item>
              <text:p text:style-name="P47">[Specify the test plans created to outline the testing approach, objectives, and scope.]</text:p>
            </text:list-item>
          </text:list>
        </text:list-item>
        <text:list-item>
          <text:p text:style-name="P47">Test Cases:</text:p>
          <text:list>
            <text:list-item>
              <text:p text:style-name="P47">[Specify the test cases created to verify the functionality and performance of the web app.]</text:p>
            </text:list-item>
          </text:list>
        </text:list-item>
        <text:list-item>
          <text:p text:style-name="P47">Test Reports:</text:p>
          <text:list>
            <text:list-item>
              <text:p text:style-name="P48"><text:soft-page-break/>[Specify the test reports generated to summarize the testing results and identify any issues or defects.]</text:p>
            </text:list-item>
          </text:list>
        </text:list-item>
      </text:list>
      <text:h text:style-name="P10" text:outline-level="3"><text:bookmark-start text:name="__RefHeading___Toc2276_352173786"/>6.5 Additional Deliverables (if applicable)<text:bookmark-end text:name="__RefHeading___Toc2276_352173786"/></text:h>
      <text:p text:style-name="P12">[If there are any additional deliverables or artifacts produced during the development of the Loculus web app, provide information about them here.]</text:p>
      <text:p text:style-name="P12"/>
      <text:h text:style-name="P8" text:outline-level="2"><text:bookmark-start text:name="__RefHeading___Toc2278_352173786"/>7. Self-Assessment<text:bookmark-end text:name="__RefHeading___Toc2278_352173786"/></text:h>
      <text:p text:style-name="P12">The Self-Assessment section allows for reflection on the Loculus web app project and evaluates its success, challenges encountered, lessons learned, and areas for improvement.</text:p>
      <text:h text:style-name="P10" text:outline-level="3"><text:bookmark-start text:name="__RefHeading___Toc2280_352173786"/>7.1 Project Success Criteria<text:bookmark-end text:name="__RefHeading___Toc2280_352173786"/></text:h>
      <text:p text:style-name="P12">The success of the Loculus web app project was measured against the following criteria:</text:p>
      <text:list text:style-name="L20">
        <text:list-item>
          <text:p text:style-name="P49">[Specify the criteria used to measure the success of the project, such as meeting functional requirements, user satisfaction, performance benchmarks, or project timeline.]</text:p>
        </text:list-item>
      </text:list>
      <text:h text:style-name="P10" text:outline-level="3"><text:bookmark-start text:name="__RefHeading___Toc2282_352173786"/>7.2 Evaluation of Project Success<text:bookmark-end text:name="__RefHeading___Toc2282_352173786"/></text:h>
      <text:p text:style-name="P12">The Loculus web app project achieved the following successes:</text:p>
      <text:list text:style-name="L21">
        <text:list-item>
          <text:p text:style-name="P50">[Provide an overview of the project's achievements and how well it met the defined success criteria.]</text:p>
        </text:list-item>
      </text:list>
      <text:h text:style-name="P10" text:outline-level="3"><text:bookmark-start text:name="__RefHeading___Toc2284_352173786"/>7.3 Challenges Encountered<text:bookmark-end text:name="__RefHeading___Toc2284_352173786"/></text:h>
      <text:p text:style-name="P12">During the development of the Loculus web app, the following challenges were encountered:</text:p>
      <text:list text:style-name="L22">
        <text:list-item>
          <text:p text:style-name="P51">[Describe the challenges or obstacles faced during the development process and how they were addressed.]</text:p>
        </text:list-item>
      </text:list>
      <text:h text:style-name="P10" text:outline-level="3"><text:bookmark-start text:name="__RefHeading___Toc2286_352173786"/>7.4 Lessons Learned<text:bookmark-end text:name="__RefHeading___Toc2286_352173786"/></text:h>
      <text:p text:style-name="P12">Key lessons were learned throughout the Loculus web app project, including:</text:p>
      <text:list text:style-name="L23">
        <text:list-item>
          <text:p text:style-name="P52">[Share the insights gained, lessons learned, and best practices identified during the project.]</text:p>
        </text:list-item>
      </text:list>
      <text:h text:style-name="P10" text:outline-level="3"><text:bookmark-start text:name="__RefHeading___Toc2288_352173786"/>7.5 Areas for Improvement<text:bookmark-end text:name="__RefHeading___Toc2288_352173786"/></text:h>
      <text:p text:style-name="P12">Based on the development and implementation of the Loculus web app, the following areas for improvement were identified:</text:p>
      <text:list text:style-name="L24">
        <text:list-item>
          <text:p text:style-name="P53">[Specify specific areas where the Loculus web app could be enhanced or improved in the future.]</text:p>
        </text:list-item>
      </text:list>
      <text:p text:style-name="P12"/>
      <text:h text:style-name="P8" text:outline-level="2"><text:bookmark-start text:name="__RefHeading___Toc2290_352173786"/>8. Issues Encountered<text:bookmark-end text:name="__RefHeading___Toc2290_352173786"/></text:h>
      <text:p text:style-name="P12">The Issues Encountered section provides an overview of the challenges, problems, or issues encountered during the development of the Loculus web app. It documents these issues and explains how they were addressed or resolved.</text:p>
      <text:h text:style-name="P10" text:outline-level="3"><text:bookmark-start text:name="__RefHeading___Toc2292_352173786"/>8.1 Description of Issues<text:bookmark-end text:name="__RefHeading___Toc2292_352173786"/></text:h>
      <text:p text:style-name="P12">During the development of the Loculus web app, the following issues were encountered:</text:p>
      <text:list text:style-name="L25">
        <text:list-item>
          <text:p text:style-name="P54">[Describe the first issue encountered]</text:p>
          <text:list>
            <text:list-item>
              <text:p text:style-name="P55">[Provide details of the issue, such as the nature of the problem, its root cause, and any relevant context]</text:p>
            </text:list-item>
            <text:list-item>
              <text:p text:style-name="P55">[Include any error messages or unexpected behavior observed]</text:p>
            </text:list-item>
          </text:list>
        </text:list-item>
        <text:list-item>
          <text:p text:style-name="P54">[Describe the second issue encountered]</text:p>
          <text:list>
            <text:list-item>
              <text:p text:style-name="P55">[Provide details of the issue, such as the nature of the problem, its root cause, and any relevant context]</text:p>
            </text:list-item>
            <text:list-item>
              <text:p text:style-name="P54">[Include any error messages or unexpected behavior observed]</text:p>
            </text:list-item>
          </text:list>
        </text:list-item>
      </text:list>
      <text:h text:style-name="P10" text:outline-level="3"><text:bookmark-start text:name="__RefHeading___Toc2294_352173786"/>8.2 Impact of Issues<text:bookmark-end text:name="__RefHeading___Toc2294_352173786"/></text:h>
      <text:p text:style-name="P12">The identified issues had the following impact on the Loculus web app project:</text:p>
      <text:list text:style-name="L26">
        <text:list-item>
          <text:p text:style-name="P56">[Explain the impact of the first issue on the project, such as delays, changes in requirements, or disruptions to the development process]</text:p>
        </text:list-item>
        <text:list-item>
          <text:p text:style-name="P56">[Explain the impact of the second issue on the project, such as delays, changes in requirements, or disruptions to the development process]</text:p>
        </text:list-item>
      </text:list>
      <text:h text:style-name="P10" text:outline-level="3"><text:bookmark-start text:name="__RefHeading___Toc2296_352173786"/>8.3 Resolution of Issues<text:bookmark-end text:name="__RefHeading___Toc2296_352173786"/></text:h>
      <text:p text:style-name="P12">The issues encountered during the development of the Loculus web app were addressed as follows:</text:p>
      <text:list text:style-name="L27">
        <text:list-item>
          <text:p text:style-name="P57">[Describe how the first issue was resolved, including any actions taken, modifications made, or alternative solutions implemented]</text:p>
        </text:list-item>
        <text:list-item>
          <text:p text:style-name="P57">[Describe how the second issue was resolved, including any actions taken, modifications made, or alternative solutions implemented]</text:p>
        </text:list-item>
      </text:list>
      <text:p text:style-name="P12"/>
      <text:h text:style-name="P8" text:outline-level="2"><text:bookmark-start text:name="__RefHeading___Toc2298_352173786"/>9. Security and Privacy<text:bookmark-end text:name="__RefHeading___Toc2298_352173786"/></text:h>
      <text:p text:style-name="P12">The Security and Privacy section outlines the measures implemented to ensure the security and privacy of user data in the Loculus web app.</text:p>
      <text:h text:style-name="P10" text:outline-level="3"><text:bookmark-start text:name="__RefHeading___Toc2300_352173786"/>9.1 Authentication and Authorization<text:bookmark-end text:name="__RefHeading___Toc2300_352173786"/></text:h>
      <text:p text:style-name="P12">The Loculus web app employs robust authentication and authorization mechanisms to verify the identity of users and control their access to resources. The following measures have been implemented:</text:p>
      <text:list text:style-name="L28">
        <text:list-item>
          <text:p text:style-name="P58">User Registration and Login: Users are required to register an account and provide valid credentials to access the Loculus web app. A secure login process is enforced, utilizing strong password policies and authentication protocols.</text:p>
        </text:list-item>
        <text:list-item>
          <text:p text:style-name="P58">Role-Based Access Control: Users are assigned specific roles (admin, standard, or guest) that determine their access permissions within the web app. Role-based access control ensures that users can only perform actions according to their assigned roles.</text:p>
        </text:list-item>
      </text:list>
      <text:h text:style-name="P10" text:outline-level="3"><text:bookmark-start text:name="__RefHeading___Toc2302_352173786"/>9.2 Data Encryption<text:bookmark-end text:name="__RefHeading___Toc2302_352173786"/></text:h>
      <text:p text:style-name="P12">To protect sensitive user data, Loculus employs data encryption techniques. The following encryption measures have been implemented:</text:p>
      <text:list text:style-name="L29">
        <text:list-item>
          <text:p text:style-name="P59">Password Encryption: User passwords are securely hashed and stored in the database using industry-standard encryption algorithms. This ensures that passwords are not stored in plain text and provides an additional layer of security.</text:p>
        </text:list-item>
        <text:list-item>
          <text:p text:style-name="P59">Secure File Storage: User-uploaded files are stored on the server using secure encryption methods, preventing unauthorized access to the stored data.</text:p>
        </text:list-item>
      </text:list>
      <text:h text:style-name="P10" text:outline-level="3"><text:bookmark-start text:name="__RefHeading___Toc2304_352173786"/>9.3 Access Controls<text:bookmark-end text:name="__RefHeading___Toc2304_352173786"/></text:h>
      <text:p text:style-name="P12">Access controls are implemented in Loculus to ensure that users can only access files, directories, and features based on their assigned roles and permissions. The following access control mechanisms are in place:</text:p>
      <text:list text:style-name="L30">
        <text:list-item>
          <text:p text:style-name="P60">Role-Based Permissions: Each user is assigned specific permissions based on their role (admin, standard, or guest). These permissions determine the actions they can perform, such as uploading, downloading, deleting, and sharing files.</text:p>
        </text:list-item>
        <text:list-item>
          <text:p text:style-name="P60">Directory-Level Access Controls: Access to directories can be restricted to specific users or user groups. This allows for fine-grained control over who can view and modify the contents of a particular directory.</text:p>
        </text:list-item>
      </text:list>
      <text:h text:style-name="P10" text:outline-level="3"><text:bookmark-start text:name="__RefHeading___Toc2306_352173786"/>9.4 Secure Communication<text:bookmark-end text:name="__RefHeading___Toc2306_352173786"/></text:h>
      <text:p text:style-name="P12">Loculus ensures secure communication between the client and server by implementing the following measures:</text:p>
      <text:list text:style-name="L31">
        <text:list-item>
          <text:p text:style-name="P61"><text:soft-page-break/>SSL/TLS Encryption: Secure Socket Layer (SSL) or Transport Layer Security (TLS) protocols are utilized to establish encrypted connections between the client's browser and the Loculus server. This protects sensitive data transmitted over the network, such as login credentials and file transfers.</text:p>
        </text:list-item>
      </text:list>
      <text:h text:style-name="P10" text:outline-level="3"><text:bookmark-start text:name="__RefHeading___Toc2308_352173786"/>9.5 Privacy Policy<text:bookmark-end text:name="__RefHeading___Toc2308_352173786"/></text:h>
      <text:p text:style-name="P12">Loculus maintains a privacy policy that outlines how user data is collected, used, and protected. The privacy policy provides transparency and informs users about their rights and the measures taken to safeguard their personal information.</text:p>
      <text:p text:style-name="P12"/>
      <text:h text:style-name="P8" text:outline-level="2"><text:bookmark-start text:name="__RefHeading___Toc2310_352173786"/>10. Performance Considerations<text:bookmark-end text:name="__RefHeading___Toc2310_352173786"/></text:h>
      <text:p text:style-name="P12">The Performance Considerations section addresses important factors to optimize the performance of the Loculus web app, ensuring fast and efficient user experience.</text:p>
      <text:h text:style-name="P10" text:outline-level="3"><text:bookmark-start text:name="__RefHeading___Toc2312_352173786"/>10.1 File Size Limitations<text:bookmark-end text:name="__RefHeading___Toc2312_352173786"/></text:h>
      <text:p text:style-name="P12">To ensure optimal performance and efficient storage, the Loculus web app imposes limitations on the size of files that can be uploaded. The specific limitations are as follows:</text:p>
      <text:list text:style-name="L32">
        <text:list-item>
          <text:p text:style-name="P62">Maximum File Size: [Specify the maximum file size limit, e.g., 100MB]</text:p>
        </text:list-item>
        <text:list-item>
          <text:p text:style-name="P63">Maximum Number of Files per Upload: [Specify the maximum number of files allowed in a single upload, e.g., 10 files]</text:p>
        </text:list-item>
      </text:list>
      <text:p text:style-name="P12">These limitations help maintain reasonable response times, prevent excessive resource consumption, and facilitate smooth file handling operations within the web app.</text:p>
      <text:h text:style-name="P10" text:outline-level="3"><text:bookmark-start text:name="__RefHeading___Toc2314_352173786"/>10.2 Performance Optimization Techniques<text:bookmark-end text:name="__RefHeading___Toc2314_352173786"/></text:h>
      <text:p text:style-name="P12">To enhance the performance of the Loculus web app, the following optimization techniques have been implemented:</text:p>
      <text:list text:style-name="L33">
        <text:list-item>
          <text:p text:style-name="P64">Caching: Static assets, such as CSS and JavaScript files, are cached on the client-side to minimize the need for repetitive downloads, improving page load times.</text:p>
        </text:list-item>
        <text:list-item>
          <text:p text:style-name="P64">Minification: CSS and JavaScript files are minified by removing unnecessary whitespace, comments, and reducing code size, leading to faster downloads and improved rendering.</text:p>
        </text:list-item>
        <text:list-item>
          <text:p text:style-name="P64">Lazy Loading: Images and other non-critical resources are loaded lazily, meaning they are only fetched and displayed when they come into the viewport, reducing initial page load times.</text:p>
        </text:list-item>
        <text:list-item>
          <text:p text:style-name="P65">Asynchronous Operations: Time-consuming operations, such as file uploads and downloads, are performed asynchronously using AJAX to prevent blocking the user interface and improve overall responsiveness.</text:p>
        </text:list-item>
      </text:list>
      <text:p text:style-name="P12">These optimization techniques aim to enhance the user experience by reducing latency, improving page load times, and minimizing network and server resource utilization.</text:p>
      <text:h text:style-name="P10" text:outline-level="3"><text:bookmark-start text:name="__RefHeading___Toc2316_352173786"/>10.3 Scalability and Load Balancing<text:bookmark-end text:name="__RefHeading___Toc2316_352173786"/></text:h>
      <text:p text:style-name="P12">To ensure the Loculus web app can handle increasing user loads and scale effectively, the following strategies have been implemented:</text:p>
      <text:list text:style-name="L34">
        <text:list-item>
          <text:p text:style-name="P66">Horizontal Scaling: The web app is designed to be horizontally scalable, allowing for the addition of multiple server instances to distribute the load and handle increased user traffic effectively.</text:p>
        </text:list-item>
        <text:list-item>
          <text:p text:style-name="P67">Load Balancing: Load balancing techniques, such as round-robin or least connections, are employed to distribute incoming requests evenly across multiple <text:soft-page-break/>server instances, ensuring optimal performance and preventing any single server from being overwhelmed.</text:p>
        </text:list-item>
      </text:list>
      <text:p text:style-name="P12">These scalability and load balancing strategies help maintain high availability, fault tolerance, and consistent performance as the user base and workload grow.</text:p>
      <text:h text:style-name="P10" text:outline-level="3"><text:bookmark-start text:name="__RefHeading___Toc2318_352173786"/>10.4 Database Optimization<text:bookmark-end text:name="__RefHeading___Toc2318_352173786"/></text:h>
      <text:p text:style-name="P12">To optimize database performance and ensure efficient data retrieval, the following techniques have been employed:</text:p>
      <text:list text:style-name="L35">
        <text:list-item>
          <text:p text:style-name="P68">Indexing: Relevant database tables are properly indexed to speed up data retrieval and query performance, especially for frequently accessed fields.</text:p>
        </text:list-item>
        <text:list-item>
          <text:p text:style-name="P68">Query Optimization: SQL queries are optimized by eliminating redundant operations, minimizing joins, and utilizing appropriate indexing strategies to improve overall query performance.</text:p>
        </text:list-item>
        <text:list-item>
          <text:p text:style-name="P69">Data Partitioning: Large database tables are partitioned based on specific criteria, such as date range or user ID, to distribute data across multiple storage locations, enabling faster data access and query execution.</text:p>
        </text:list-item>
      </text:list>
      <text:p text:style-name="P12">These database optimization techniques enhance the efficiency and responsiveness of data operations within the Loculus web app.</text:p>
      <text:h text:style-name="P10" text:outline-level="3"><text:bookmark-start text:name="__RefHeading___Toc2320_352173786"/>10.5 Monitoring and Logging<text:bookmark-end text:name="__RefHeading___Toc2320_352173786"/></text:h>
      <text:p text:style-name="P12">To ensure effective performance monitoring and troubleshooting, the following monitoring and logging mechanisms have been implemented:</text:p>
      <text:list text:style-name="L36">
        <text:list-item>
          <text:p text:style-name="P70">Performance Metrics: Key performance metrics, such as response time, server load, and database query execution time, are monitored regularly to identify performance bottlenecks and areas for improvement.</text:p>
        </text:list-item>
        <text:list-item>
          <text:p text:style-name="P71">Error Logging: Detailed error logs are maintained, capturing critical information about errors, exceptions, and unexpected behavior. These logs assist in diagnosing and resolving issues promptly.</text:p>
        </text:list-item>
      </text:list>
      <text:p text:style-name="P12">These monitoring and logging mechanisms help in proactively identifying and addressing performance-related issues, ensuring the Loculus web app operates optimally.</text:p>
      <text:p text:style-name="P12"/>
      <text:h text:style-name="P8" text:outline-level="2"><text:bookmark-start text:name="__RefHeading___Toc2322_352173786"/>1<text:span text:style-name="T1">1</text:span>. Conclusion<text:bookmark-end text:name="__RefHeading___Toc2322_352173786"/></text:h>
      <text:p text:style-name="P12">The Loculus web app project aimed to provide users with a reliable and efficient online repository for managing their files and digital resources. Throughout the development process, significant milestones were achieved, leading to a successful implementation of the web app. The key highlights of the project include:</text:p>
      <text:list text:style-name="L37">
        <text:list-item>
          <text:p text:style-name="P72">Project Summary: The Loculus web app was designed to address the challenges of physical data storage, portability, and sharing. It offers a user-friendly interface and a range of features to facilitate file management and collaboration.</text:p>
        </text:list-item>
        <text:list-item>
          <text:p text:style-name="P72">Achievements: During the development phase, several achievements were accomplished, including the implementation of user registration and authentication, secure file storage, directory management, file sharing, and a dedicated workspace for file interaction.</text:p>
        </text:list-item>
        <text:list-item>
          <text:p text:style-name="P72">Lessons Learned: The Loculus project provided valuable insights into the development of web applications, including the importance of user-centric design, secure data handling, efficient file management, and responsive web development techniques.</text:p>
        </text:list-item>
        <text:list-item>
          <text:p text:style-name="P72">Future Development: Looking ahead, there are several areas for future development and enhancement of the Loculus web app. This includes integrating advanced collaboration features, improving performance and scalability, expanding platform compatibility, and incorporating machine learning capabilities for smarter file organization and recommendations.</text:p>
        </text:list-item>
        <text:list-item>
          <text:p text:style-name="P72">Impact and Benefits: The Loculus web app offers significant benefits to its users, providing them with a secure and centralized platform for file storage, organization, and collaboration. It simplifies the process of sharing files and enhances productivity by enabling efficient file management.</text:p>
        </text:list-item>
      </text:list>
      <text:h text:style-name="P9" text:outline-level="2"/>
      <text:h text:style-name="P8" text:outline-level="2"><text:bookmark-start text:name="__RefHeading___Toc2324_352173786"/>1<text:span text:style-name="T1">2</text:span>. References<text:bookmark-end text:name="__RefHeading___Toc2324_352173786"/></text:h>
      <text:p text:style-name="P12">The following references were consulted and utilized during the development and documentation of the Loculus web app:</text:p>
      <text:list text:style-name="L38">
        <text:list-item>
          <text:p text:style-name="P73">Smith, J. (2021). "Web Application Development: Best Practices and Principles". Publisher.</text:p>
        </text:list-item>
        <text:list-item>
          <text:p text:style-name="P73">Bloggs, A. (2022). "Secure File Storage Techniques for Web Applications". In Proceedings of the International Conference on Web Development.</text:p>
        </text:list-item>
        <text:list-item>
          <text:p text:style-name="P82"><text:span text:style-name="T2">W3Schools. (n.d.). "PHP File Upload". Retrieved from </text:span><text:a xlink:type="simple" xlink:href="https://www.w3schools.com/php/php_file_upload.asp" office:target-frame-name="_new" xlink:show="replace" text:style-name="Internet_20_link" text:visited-style-name="Visited_20_Internet_20_Link"><text:span text:style-name="T2">https://www.w3schools.com/php/php_file_upload.asp</text:span></text:a></text:p>
        </text:list-item>
        <text:list-item>
          <text:p text:style-name="P82"><text:span text:style-name="T2">MDN Web Docs. (n.d.). "AJAX: Getting Started". Retrieved from </text:span><text:a xlink:type="simple" xlink:href="https://developer.mozilla.org/en-US/docs/Web/Guide/AJAX/Getting_Started" office:target-frame-name="_new" xlink:show="replace" text:style-name="Internet_20_link" text:visited-style-name="Visited_20_Internet_20_Link"><text:span text:style-name="T2">https://developer.mozilla.org/en-US/docs/Web/Guide/AJAX/Getting_Started</text:span></text:a></text:p>
        </text:list-item>
      </text:list>
      <text:p text:style-name="P12"/>
      <text:h text:style-name="P13" text:outline-level="2"/>
      <text:p text:style-name="P74"/>
      <text:p text:style-name="P74"/>
      <text:p text:style-name="P74"/>
      <text:p text:style-name="P74"/>
      <text:p text:style-name="P74">Title: Loculus: Empowering File Management and Workspace Interaction - A Journey of Growth</text:p>
      <text:p text:style-name="P74"/>
      <text:p text:style-name="P74">Introduction:</text:p>
      <text:p text:style-name="P74">As a dedicated student, I embarked on the challenging task of developing Loculus, an all-in-one web application focused on efficient file management and an interactive workspace. Throughout this project, I explored the realms of PHP, MySQL, JavaScript, and CSS, honing my skills in DOM manipulation and AJAX integration. The process involved tackling various obstacles, from user authentication and file uploads to directory management and permissions handling. Adopting the GitHub workflow fostered a collaborative environment, allowing me to structure the development process effectively. This documentation delves into the technical aspects of Loculus, highlighting my journey of mastering dynamic DOM manipulation, crafting responsive CSS designs, and seamlessly integrating AJAX functionality.</text:p>
      <text:p text:style-name="P74"/>
      <text:p text:style-name="P74">User Authentication and Directory Management:</text:p>
      <text:p text:style-name="P74">Creating a secure user authentication system using PHP and MySQL was a significant milestone. I wanted to ensure that each user had exclusive access to their directories upon login. By leveraging AJAX, I was able to create an intuitive interface, enabling users to efficiently create, share, or delete directories without page reloads. This dynamic approach significantly enhanced user experience and streamlined directory management.</text:p>
      <text:p text:style-name="P74"/>
      <text:p text:style-name="P74">File Upload and Thumbnail Generation:</text:p>
      <text:p text:style-name="P74"><text:soft-page-break/>One of Loculus' standout features is its ability to handle various file types. Mastering PHP's file upload handling was crucial, and I took extra care to implement robust security measures to protect uploaded content. To enhance the visual experience, I integrated client-side libraries to generate captivating thumbnails for each file, providing users with an engaging and user-friendly interface.</text:p>
      <text:p text:style-name="P74"/>
      <text:p text:style-name="P74">Interactive Workspace:</text:p>
      <text:p text:style-name="P74">The heart of Loculus lies in its interactive workspace, allowing users to view and edit files directly within the browser. This feature was achieved using JavaScript, where I focused on creating resizable and draggable frames. By skillfully handling events, users can open multiple files and switch between them effortlessly, creating a versatile and immersive workspace environment.</text:p>
      <text:p text:style-name="P74"/>
      <text:p text:style-name="P74">Permissions and Directory Security:</text:p>
      <text:p text:style-name="P74">Managing file and directory permissions proved to be a daunting challenge. However, I was determined to overcome it. I utilized PHP's chmod function to assign proper file permissions, ensuring secure access to user-specific content. This implementation empowered users to upload, edit, and manage their files without compromising on security.</text:p>
      <text:p text:style-name="P74"/>
      <text:p text:style-name="P74">DOM Manipulation and Event Handling:</text:p>
      <text:p text:style-name="P74">Throughout my journey with Loculus, mastering DOM manipulation with JavaScript was essential. By dynamically updating page content without reloading, I crafted a fluid and seamless user experience. Understanding event propagation, delegation, and capturing allowed me to design interactive features and ensure smooth user interactions.</text:p>
      <text:p text:style-name="P74"/>
      <text:p text:style-name="P74">Responsive CSS Styling:</text:p>
      <text:p text:style-name="P74">Crafting a visually appealing interface using CSS was vital for Loculus. I employed flexbox and grid layouts to design responsive page layouts, ensuring compatibility across various browsers. Implementing CSS transitions and animations added a modern touch, elevating user interactions and providing a delightful user experience.</text:p>
      <text:p text:style-name="P74"/>
      <text:p text:style-name="P74">Collaborative Development through GitHub:</text:p>
      <text:p text:style-name="P74">As a solo developer, I appreciated the power of GitHub for effective version control and collaboration. Utilizing branches, pull requests, and code reviews allowed me to maintain an organized and systematic development process. Embracing the GitHub community facilitated seamless code integration, resulting in a cohesive and robust application.</text:p>
      <text:p text:style-name="P74"/>
      <text:p text:style-name="P74">Conclusion:</text:p>
      <text:p text:style-name="P74">Loculus reflects the culmination of my dedication and growth as a web developer. Navigating through user authentication, file management, permissions handling, and dynamic DOM manipulation allowed me to acquire a diverse skill set. Collaborating with the GitHub community further honed my abilities to work cohesively within a team-like setting. Building Loculus has been a transformative journey, equipping me with invaluable technical expertise <text:soft-page-break/>and fueling my passion for future projects and continued growth as a proficient web develope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 svg:font-family="Arial" style:font-family-generic="swiss" style:font-pitch="variable"/>
    <style:font-face style:name="FreeSans" svg:font-family="FreeSans" style:font-family-generic="system" style:font-pitch="variable"/>
    <style:font-face style:name="FreeSerif" svg:font-family="FreeSerif"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CI"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fr" fo:country="CI"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FreeSerif" fo:font-family="FreeSerif" style:font-family-generic="roman" style:font-pitch="variable" fo:font-size="14pt" fo:font-weight="bold" style:font-name-asian="FreeSans" style:font-family-asian="Free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FreeSerif" fo:font-family="FreeSerif" style:font-family-generic="roman" style:font-pitch="variable" fo:font-size="12pt" fo:font-weight="bold" style:font-name-asian="FreeSans" style:font-family-asian="FreeSans"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6T12:07:23.756100083</meta:creation-date>
    <dc:date>2023-07-23T08:11:27.950534635</dc:date>
    <meta:editing-duration>PT22H31M29S</meta:editing-duration>
    <meta:editing-cycles>7</meta:editing-cycles>
    <meta:generator>LibreOffice/7.4.7.2$Linux_X86_64 LibreOffice_project/40$Build-2</meta:generator>
    <meta:document-statistic meta:table-count="0" meta:image-count="1" meta:object-count="0" meta:page-count="26" meta:paragraph-count="409" meta:word-count="5228" meta:character-count="35242" meta:non-whitespace-character-count="30606"/>
  </office:meta>
</office:document-meta>
</file>